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211in"/>
    </style:style>
    <style:style style:name="ro1" style:family="table-row">
      <style:table-row-properties style:row-height="0.1783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7307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2" table:number-columns-repeated="2" table:default-cell-style-name="ce2"/>
        <table:table-column table:style-name="co1" table:default-cell-style-name="Default"/>
        <table:table-row table:style-name="ro2">
          <table:table-cell table:style-name="ce1" office:value-type="string">
            <text:p>Исходный текст — английский</text:p>
          </table:table-cell>
          <table:table-cell table:style-name="ce1" office:value-type="string">
            <text:p>Перевод — русский</text:p>
          </table:table-cell>
          <table:table-cell/>
        </table:table-row>
        <table:table-row table:style-name="ro1">
          <table:table-cell office:value-type="string">
            <text:p>Child Theme Configurator</text:p>
          </table:table-cell>
          <table:table-cell office:value-type="string">
            <text:p>Конфигуратор детской темы</text:p>
          </table:table-cell>
          <table:table-cell/>
        </table:table-row>
        <table:table-row table:style-name="ro1">
          <table:table-cell table:style-name="ce3" table:number-columns-spanned="2" table:number-rows-spanned="1"/>
          <table:covered-table-cell table:style-name="ce3"/>
          <table:table-cell table:style-name="ce3" table:number-columns-spanned="2" table:number-rows-spanned="1"/>
          <table:covered-table-cell/>
        </table:table-row>
        <table:table-row table:style-name="ro1">
          <table:table-cell office:value-type="string">
            <text:p>Child Themes</text:p>
          </table:table-cell>
          <table:table-cell office:value-type="string">
            <text:p>Детские темы</text:p>
          </table:table-cell>
          <table:table-cell/>
        </table:table-row>
        <table:table-row table:style-name="ro1">
          <table:table-cell office:value-type="string">
            <text:p>Child Theme Configurator requires WordPress version %s or later.</text:p>
          </table:table-cell>
          <table:table-cell office:value-type="string">
            <text:p>Конфигуратору дочерней темы требуется версия WordPress %s <text:s/>или более поздняя.</text:p>
          </table:table-cell>
          <table:table-cell/>
        </table:table-row>
        <table:table-row table:style-name="ro1">
          <table:table-cell office:value-type="string">
            <text:p>Lorem ipsum dolor sit amet, consectetur adipiscing elit.</text:p>
          </table:table-cell>
          <table:table-cell table:style-name="Default"/>
          <table:table-cell/>
        </table:table-row>
        <table:table-row table:style-name="ro3">
          <table:table-cell office:value-type="string">
            <text:p>The Theme editor has been disabled. Template files must be edited offline.</text:p>
          </table:table-cell>
          <table:table-cell office:value-type="string">
            <text:p>Редактор тем отключен. Файлы шаблонов должны редактироваться в автономном режиме.</text:p>
          </table:table-cell>
          <table:table-cell/>
        </table:table-row>
        <table:table-row table:style-name="ro1">
          <table:table-cell office:value-type="string">
            <text:p>Click here to edit template files using the Theme Editor</text:p>
          </table:table-cell>
          <table:table-cell office:value-type="string">
            <text:p>Нажмите здесь, чтобы редактировать файлы шаблонов с помощью редактора тем</text:p>
          </table:table-cell>
          <table:table-cell/>
        </table:table-row>
        <table:table-row table:style-name="ro1">
          <table:table-cell office:value-type="string">
            <text:p>URL/None</text:p>
          </table:table-cell>
          <table:table-cell office:value-type="string">
            <text:p>URL-адрес/Нет</text:p>
          </table:table-cell>
          <table:table-cell/>
        </table:table-row>
        <table:table-row table:style-name="ro1">
          <table:table-cell office:value-type="string">
            <text:p>Origin</text:p>
          </table:table-cell>
          <table:table-cell office:value-type="string">
            <text:p>происхождения</text:p>
          </table:table-cell>
          <table:table-cell/>
        </table:table-row>
        <table:table-row table:style-name="ro1">
          <table:table-cell office:value-type="string">
            <text:p>Color 1</text:p>
          </table:table-cell>
          <table:table-cell office:value-type="string">
            <text:p>Цвет 1</text:p>
          </table:table-cell>
          <table:table-cell/>
        </table:table-row>
        <table:table-row table:style-name="ro1">
          <table:table-cell office:value-type="string">
            <text:p>Color 2</text:p>
          </table:table-cell>
          <table:table-cell office:value-type="string">
            <text:p>Цвет 2</text:p>
          </table:table-cell>
          <table:table-cell/>
        </table:table-row>
        <table:table-row table:style-name="ro1">
          <table:table-cell office:value-type="string">
            <text:p>Width/None</text:p>
          </table:table-cell>
          <table:table-cell office:value-type="string">
            <text:p><text:s/>Ширина / нет</text:p>
          </table:table-cell>
          <table:table-cell/>
        </table:table-row>
        <table:table-row table:style-name="ro1">
          <table:table-cell office:value-type="string">
            <text:p>Style</text:p>
          </table:table-cell>
          <table:table-cell office:value-type="string">
            <text:p>Стиль</text:p>
          </table:table-cell>
          <table:table-cell/>
        </table:table-row>
        <table:table-row table:style-name="ro1">
          <table:table-cell office:value-type="string">
            <text:p>Color</text:p>
          </table:table-cell>
          <table:table-cell office:value-type="string">
            <text:p>цвет</text:p>
          </table:table-cell>
          <table:table-cell/>
        </table:table-row>
        <table:table-row table:style-name="ro3">
          <table:table-cell office:value-type="string">
            <text:p>Are you sure you wish to RESET? This will destroy any work you have done in the Configurator.</text:p>
          </table:table-cell>
          <table:table-cell office:value-type="string">
            <text:p>Вы уверены, что хотите сбросить? Это уничтожит любую работу, которую вы сделали в Конфигураторе.</text:p>
          </table:table-cell>
          <table:table-cell/>
        </table:table-row>
        <table:table-row table:style-name="ro1">
          <table:table-cell table:number-columns-repeated="2" office:value-type="string">
            <text:p>&lt;span style="font-size:10px"&gt;!&lt;/span&gt;</text:p>
          </table:table-cell>
          <table:table-cell/>
        </table:table-row>
        <table:table-row table:style-name="ro1">
          <table:table-cell office:value-type="string">
            <text:p>Selectors</text:p>
          </table:table-cell>
          <table:table-cell office:value-type="string">
            <text:p>Селекторы</text:p>
          </table:table-cell>
          <table:table-cell/>
        </table:table-row>
        <table:table-row table:style-name="ro1">
          <table:table-cell office:value-type="string">
            <text:p>Close</text:p>
          </table:table-cell>
          <table:table-cell office:value-type="string">
            <text:p>близко</text:p>
          </table:table-cell>
          <table:table-cell/>
        </table:table-row>
        <table:table-row table:style-name="ro1">
          <table:table-cell office:value-type="string">
            <text:p>Edit Selector</text:p>
          </table:table-cell>
          <table:table-cell office:value-type="string">
            <text:p>Редактор селектора</text:p>
          </table:table-cell>
          <table:table-cell/>
        </table:table-row>
        <table:table-row table:style-name="ro1">
          <table:table-cell office:value-type="string">
            <text:p>Cancel</text:p>
          </table:table-cell>
          <table:table-cell office:value-type="string">
            <text:p>Отмена</text:p>
          </table:table-cell>
          <table:table-cell/>
        </table:table-row>
        <table:table-row table:style-name="ro1">
          <table:table-cell table:number-columns-repeated="2" office:value-type="string">
            <text:p>Rename</text:p>
          </table:table-cell>
          <table:table-cell/>
        </table:table-row>
        <table:table-row table:style-name="ro1">
          <table:table-cell office:value-type="string">
            <text:p>The stylesheet cannot be displayed.</text:p>
          </table:table-cell>
          <table:table-cell office:value-type="string">
            <text:p>Таблица стилей не может быть отображена.</text:p>
          </table:table-cell>
          <table:table-cell/>
        </table:table-row>
        <table:table-row table:style-name="ro1">
          <table:table-cell office:value-type="string">
            <text:p>(Child Only)</text:p>
          </table:table-cell>
          <table:table-cell office:value-type="string">
            <text:p>(Только для детей)</text:p>
          </table:table-cell>
          <table:table-cell/>
        </table:table-row>
        <table:table-row table:style-name="ro1">
          <table:table-cell office:value-type="string">
            <text:p>Please enter a valid Child Theme.</text:p>
          </table:table-cell>
          <table:table-cell office:value-type="string">
            <text:p>Пожалуйста, введите действительную тему для детей.</text:p>
          </table:table-cell>
          <table:table-cell/>
        </table:table-row>
        <table:table-row table:style-name="ro1">
          <table:table-cell office:value-type="string">
            <text:p>Please enter a valid Child Theme name.</text:p>
          </table:table-cell>
          <table:table-cell office:value-type="string">
            <text:p>Пожалуйста, введите правильное название детской темы.</text:p>
          </table:table-cell>
          <table:table-cell/>
        </table:table-row>
        <table:table-row table:style-name="ro1">
          <table:table-cell office:value-type="string">
            <text:p>&lt;strong&gt;%s&lt;/strong&gt; exists. Please enter a different Child Theme</text:p>
          </table:table-cell>
          <table:table-cell office:value-type="string">
            <text:p>&lt;strong&gt; %s <text:s/>&lt;/strong&gt; существует. Пожалуйста, введите другую тему ребенка</text:p>
          </table:table-cell>
          <table:table-cell/>
        </table:table-row>
        <table:table-row table:style-name="ro1">
          <table:table-cell office:value-type="string">
            <text:p>The page could not be loaded correctly.</text:p>
          </table:table-cell>
          <table:table-cell office:value-type="string">
            <text:p>Страница не может быть загружена правильно.</text:p>
          </table:table-cell>
          <table:table-cell/>
        </table:table-row>
        <table:table-row table:style-name="ro3">
          <table:table-cell office:value-type="string">
            <text:p>Conflicting or out-of-date jQuery libraries were loaded by another plugin:</text:p>
          </table:table-cell>
          <table:table-cell office:value-type="string">
            <text:p>Конфликтующие или устаревшие библиотеки jQuery были загружены другим плагином:</text:p>
          </table:table-cell>
          <table:table-cell/>
        </table:table-row>
        <table:table-row table:style-name="ro1">
          <table:table-cell office:value-type="string">
            <text:p>Deactivating or replacing plugins may resolve this issue.</text:p>
          </table:table-cell>
          <table:table-cell office:value-type="string">
            <text:p>Деактивация или замена плагинов может решить эту проблему.</text:p>
          </table:table-cell>
          <table:table-cell/>
        </table:table-row>
        <table:table-row table:style-name="ro1">
          <table:table-cell office:value-type="string">
            <text:p>%sWhy am I seeing this?%s</text:p>
          </table:table-cell>
          <table:table-cell office:value-type="string">
            <text:p><text:s/>%s Почему я вижу это? %s </text:p>
          </table:table-cell>
          <table:table-cell/>
        </table:table-row>
        <table:table-row table:style-name="ro1">
          <table:table-cell office:value-type="string">
            <text:p>No Styles Available. Check Parent/Child settings.</text:p>
          </table:table-cell>
          <table:table-cell office:value-type="string">
            <text:p>Нет доступных стилей. Проверьте настройки родителя / ребенка.</text:p>
          </table:table-cell>
          <table:table-cell/>
        </table:table-row>
        <table:table-row table:style-name="ro1">
          <table:table-cell office:value-type="string">
            <text:p>Updating</text:p>
          </table:table-cell>
          <table:table-cell office:value-type="string">
            <text:p>обновление</text:p>
          </table:table-cell>
          <table:table-cell/>
        </table:table-row>
        <table:table-row table:style-name="ro1">
          <table:table-cell office:value-type="string">
            <text:p>Checking</text:p>
          </table:table-cell>
          <table:table-cell office:value-type="string">
            <text:p>проверка</text:p>
          </table:table-cell>
          <table:table-cell/>
        </table:table-row>
        <table:table-row table:style-name="ro1">
          <table:table-cell office:value-type="string">
            <text:p>The theme "%s" generated unexpected PHP debug output.</text:p>
          </table:table-cell>
          <table:table-cell office:value-type="string">
            <text:p>Тема " %s " сгенерировала неожиданные выходные данные отладки PHP.</text:p>
          </table:table-cell>
          <table:table-cell/>
        </table:table-row>
        <table:table-row table:style-name="ro3">
          <table:table-cell office:value-type="string">
            <text:p>The theme "%s" could not be analyzed because the preview did not render correctly.</text:p>
          </table:table-cell>
          <table:table-cell office:value-type="string">
            <text:p>Не удалось проанализировать тему « %s », так как предварительный просмотр отображался неправильно.</text:p>
          </table:table-cell>
          <table:table-cell/>
        </table:table-row>
        <table:table-row table:style-name="ro4">
          <table:table-cell office:value-type="string">
            <text:p>&lt;p&gt;First, verify you can &lt;a href="%s"&gt;preview your home page with the Customizer&lt;/a&gt; and try analyzing again.&lt;/p&gt;&lt;p&gt;If that does not work, try temporarily disabling plugins that &lt;strong&gt;minify CSS&lt;/strong&gt; or that &lt;strong&gt;force redirects between HTTP and HTTPS&lt;/strong&gt;.&lt;/p&gt;</text:p>
          </table:table-cell>
          <table:table-cell office:value-type="string">
            <text:p>&lt;p&gt; Сначала убедитесь, что вы можете &lt;a href="%s"&gt; просмотреть свою домашнюю страницу с помощью настройщика &lt;/a&gt; и попробуйте снова выполнить анализ. &lt;/p&gt; &lt;p&gt; Если это не помогло, попробуйте временно отключить плагины. что &lt;strong&gt; минимизировать CSS &lt;/strong&gt; или &lt;strong&gt; принудительно перенаправляет между HTTP и HTTPS &lt;/strong&gt;. &lt;/p&gt;</text:p>
          </table:table-cell>
          <table:table-cell/>
        </table:table-row>
        <table:table-row table:style-name="ro1">
          <table:table-cell office:value-type="string">
            <text:p>Click to show/hide PHP debug output</text:p>
          </table:table-cell>
          <table:table-cell office:value-type="string">
            <text:p>Нажмите, чтобы показать / скрыть вывод отладки PHP</text:p>
          </table:table-cell>
          <table:table-cell/>
        </table:table-row>
        <table:table-row table:style-name="ro5">
          <table:table-cell office:value-type="string">
            <text:p>&lt;p&gt;&lt;strong&gt;PLEASE NOTE:&lt;/strong&gt;&lt;/p&gt;&lt;p&gt;&lt;em&gt;The analyzer reveals errors that may otherwise go undetected. Unless this is a fatal error, WordPress may appear to work correctly; however, PHP will continue to log the error until it is resolved. Please contact the author of any theme or plugin&lt;/em&gt; &lt;strong&gt;mentioned above&lt;/strong&gt; &lt;em&gt;and cut/paste the error from the text area.&lt;/em&gt; &lt;strong&gt;Do not use a screen capture as it may cut off part of the error text.&lt;/strong&gt; &lt;em&gt;Additional information about the error may also be available in the &lt;a href="http://www.childthemeconfigurator.com/child-theme-faqs/" target="_blank"&gt;CTC documentation&lt;/a&gt;.&lt;/em&gt;&lt;/p&gt;</text:p>
          </table:table-cell>
          <table:table-cell office:value-type="string">
            <text:p>&lt;p&gt; &lt;strong&gt; ОБРАТИТЕ ВНИМАНИЕ: &lt;/strong&gt; &lt;/p&gt; &lt;p&gt; &lt;em&gt; Анализатор выявляет ошибки, которые в противном случае могут остаться незамеченными. Если это не фатальная ошибка, WordPress может работать правильно; однако PHP продолжит регистрировать ошибку, пока она не будет устранена. Пожалуйста, свяжитесь с автором любой темы или плагина &lt;/em&gt; &lt;strong&gt;, упомянутых выше &lt;/strong&gt; &lt;em&gt; и вырезайте / вставляйте ошибку из текстовой области. &lt;/Em&gt; &lt;strong&gt; Не используйте снимок экрана как он может обрезать часть текста ошибки. &lt;/strong&gt; &lt;em&gt; Дополнительная информация об ошибке также может быть доступна на &lt;a href="http://www.childthemeconfigurator.com/child-theme-faqs/" target="_ blank"&gt; Документация CTC &lt;/a&gt;. &lt;/em&gt; &lt;/p&gt;</text:p>
          </table:table-cell>
          <table:table-cell/>
        </table:table-row>
        <table:table-row table:style-name="ro1">
          <table:table-cell office:value-type="string">
            <text:p>Do Not Activate "%s"! A PHP FATAL ERROR has been detected.</text:p>
          </table:table-cell>
          <table:table-cell office:value-type="string">
            <text:p>Не активируйте " %s "! PHP FATAL ERROR была обнаружена.</text:p>
          </table:table-cell>
          <table:table-cell/>
        </table:table-row>
        <table:table-row table:style-name="ro1">
          <table:table-cell office:value-type="string">
            <text:p>This theme loads stylesheets after the wp_styles queue.</text:p>
          </table:table-cell>
          <table:table-cell office:value-type="string">
            <text:p>Эта тема загружает таблицы стилей после очереди wp_styles.</text:p>
          </table:table-cell>
          <table:table-cell/>
        </table:table-row>
        <table:table-row table:style-name="ro2">
          <table:table-cell office:value-type="string">
            <text:p>&lt;p&gt;This makes it difficult for plugins to override these styles. You can try to resolve this using the "Repair header template" option (Step 6, "Additional handling options", below).&lt;/p&gt;</text:p>
          </table:table-cell>
          <table:table-cell office:value-type="string">
            <text:p>&lt;p&gt; Это затрудняет переопределение этих стилей плагинами. Вы можете попытаться решить эту проблему, используя параметр «Восстановить шаблон заголовка» (Шаг 6, «Дополнительные параметры обработки», ниже). &lt;/p&gt;</text:p>
          </table:table-cell>
          <table:table-cell/>
        </table:table-row>
        <table:table-row table:style-name="ro3">
          <table:table-cell office:value-type="string">
            <text:p>This theme loads the parent theme's &lt;code&gt;style.css&lt;/code&gt; file outside the wp_styles queue.</text:p>
          </table:table-cell>
          <table:table-cell office:value-type="string">
            <text:p>Эта тема загружает файл &lt;code&gt;style.css &lt;/code&gt; Родительской темы вне очереди wp_styles.</text:p>
          </table:table-cell>
          <table:table-cell/>
        </table:table-row>
        <table:table-row table:style-name="ro6">
          <table:table-cell office:value-type="string">
            <text:p>&lt;p&gt;This is common with older themes but requires the use of &lt;code&gt;@import&lt;/code&gt;, which is no longer recommended. You can try to resolve this using the "Repair header template" option (see step 6, "Additional handling options", below).&lt;/p&gt;</text:p>
          </table:table-cell>
          <table:table-cell office:value-type="string">
            <text:p>&lt;p&gt; Это часто встречается в старых темах, но требует использования &lt;code&gt;@import &lt;/code&gt;, что больше не рекомендуется. Вы можете попытаться решить эту проблему с помощью параметра «Восстановить шаблон заголовка» (см. Шаг 6 «Дополнительные параметры обработки» ниже). &lt;/p&gt;</text:p>
          </table:table-cell>
          <table:table-cell/>
        </table:table-row>
        <table:table-row table:style-name="ro1">
          <table:table-cell office:value-type="string">
            <text:p>This child theme does not load a Configurator stylesheet.</text:p>
          </table:table-cell>
          <table:table-cell office:value-type="string">
            <text:p>Эта дочерняя тема не загружает таблицу стилей Конфигуратора.</text:p>
          </table:table-cell>
          <table:table-cell/>
        </table:table-row>
        <table:table-row table:style-name="ro3">
          <table:table-cell office:value-type="string">
            <text:p>&lt;p&gt;If you want to customize styles using this plugin, please click "Configure Child Theme" again to add this to the settings.&lt;/p&gt;</text:p>
          </table:table-cell>
          <table:table-cell office:value-type="string">
            <text:p>&lt;p&gt; Если вы хотите настроить стили с помощью этого плагина, снова нажмите «Настроить дочернюю тему», чтобы добавить его в настройки. &lt;/p&gt;</text:p>
          </table:table-cell>
          <table:table-cell/>
        </table:table-row>
        <table:table-row table:style-name="ro3">
          <table:table-cell office:value-type="string">
            <text:p>This child theme uses the parent stylesheet but does not load the parent theme's &lt;code&gt;style.css&lt;/code&gt; file.</text:p>
          </table:table-cell>
          <table:table-cell office:value-type="string">
            <text:p>Эта дочерняя тема использует Родительськийскую таблицу стилей, но не загружает файл &lt;code&gt;style.css &lt;/code&gt; Родительской темы.</text:p>
          </table:table-cell>
          <table:table-cell/>
        </table:table-row>
        <table:table-row table:style-name="ro3">
          <table:table-cell office:value-type="string">
            <text:p>&lt;p&gt;Please select a stylesheet handling method or check "Ignore parent theme stylesheets" (see step 6, below).&lt;/p&gt;</text:p>
          </table:table-cell>
          <table:table-cell office:value-type="string">
            <text:p>&lt;p&gt; Выберите метод обработки таблицы стилей или установите флажок «Игнорировать таблицы стилей Родительской темы» (см. шаг 6 ниже). &lt;/p&gt;</text:p>
          </table:table-cell>
          <table:table-cell/>
        </table:table-row>
        <table:table-row table:style-name="ro1">
          <table:table-cell office:value-type="string">
            <text:p>This child theme appears to be functioning correctly.</text:p>
          </table:table-cell>
          <table:table-cell office:value-type="string">
            <text:p>Эта дочерняя тема, кажется, функционирует правильно.</text:p>
          </table:table-cell>
          <table:table-cell/>
        </table:table-row>
        <table:table-row table:style-name="ro1">
          <table:table-cell office:value-type="string">
            <text:p>This theme appears OK to use as a Child theme.</text:p>
          </table:table-cell>
          <table:table-cell office:value-type="string">
            <text:p>Эта тема хорошо подходит для использования в качестве дочерней темы.</text:p>
          </table:table-cell>
          <table:table-cell/>
        </table:table-row>
        <table:table-row table:style-name="ro1">
          <table:table-cell office:value-type="string">
            <text:p>This Child Theme has not been configured for this plugin.</text:p>
          </table:table-cell>
          <table:table-cell office:value-type="string">
            <text:p>Эта дочерняя тема не была настроена для этого плагина.</text:p>
          </table:table-cell>
          <table:table-cell/>
        </table:table-row>
        <table:table-row table:style-name="ro6">
          <table:table-cell office:value-type="string">
            <text:p>&lt;p&gt;The Configurator makes significant modifications to the child theme, including stylesheet changes and additional php functions. Please consider using the DUPLICATE child theme option (see step 1, above) and keeping the original as a backup.&lt;/p&gt;</text:p>
          </table:table-cell>
          <table:table-cell office:value-type="string">
            <text:p>&lt;p&gt; Конфигуратор вносит значительные изменения в дочернюю тему, включая изменения в таблице стилей и дополнительные функции php. Пожалуйста, рассмотрите возможность использования опции дочерней темы DUPLICATE (см. Шаг 1 выше) и сохраните оригинал в качестве резервной копии. &lt;/p&gt;</text:p>
          </table:table-cell>
          <table:table-cell/>
        </table:table-row>
        <table:table-row table:style-name="ro3">
          <table:table-cell office:value-type="string">
            <text:p>This child theme uses &lt;code&gt;@import&lt;/code&gt; to load the parent theme's &lt;code&gt;style.css&lt;/code&gt; file.</text:p>
          </table:table-cell>
          <table:table-cell office:value-type="string">
            <text:p>Эта дочерняя тема использует &lt;code&gt;@import &lt;/code&gt; для загрузки файла &lt;code&gt;style.css &lt;/code&gt; Родительской темы.</text:p>
          </table:table-cell>
          <table:table-cell/>
        </table:table-row>
        <table:table-row table:style-name="ro2">
          <table:table-cell office:value-type="string">
            <text:p>&lt;p&gt;Please consider selecting "Use the WordPress style queue" for the parent stylesheet handling option (see step 6, below).&lt;/p&gt;</text:p>
          </table:table-cell>
          <table:table-cell office:value-type="string">
            <text:p>&lt;p&gt; Пожалуйста, рассмотрите возможность выбора «Использовать очередь стилей WordPress» для опции обработки Родительской таблицы стилей (см. шаг 6 ниже). &lt;/p&gt;</text:p>
          </table:table-cell>
          <table:table-cell/>
        </table:table-row>
        <table:table-row table:style-name="ro3">
          <table:table-cell office:value-type="string">
            <text:p>This theme loads additional stylesheets after the &lt;code&gt;style.css&lt;/code&gt; file:</text:p>
          </table:table-cell>
          <table:table-cell office:value-type="string">
            <text:p>Эта тема загружает дополнительные таблицы стилей после файла &lt;code&gt;style.css &lt;/code&gt;:</text:p>
          </table:table-cell>
          <table:table-cell/>
        </table:table-row>
        <table:table-row table:style-name="ro2">
          <table:table-cell office:value-type="string">
            <text:p>&lt;p&gt;Consider saving new custom styles to a "Separate stylesheet" (see step 5, below) so that you can customize these styles.&lt;/p&gt;</text:p>
          </table:table-cell>
          <table:table-cell office:value-type="string">
            <text:p>&lt;p&gt; Рассмотрите возможность сохранения новых пользовательских стилей в «отдельной таблице стилей» (см. шаг 5 ниже), чтобы вы могли настроить эти стили. &lt;/p&gt;</text:p>
          </table:table-cell>
          <table:table-cell/>
        </table:table-row>
        <table:table-row table:style-name="ro1">
          <table:table-cell office:value-type="string">
            <text:p>The parent theme's &lt;code&gt;style.css&lt;/code&gt; file is being loaded automatically.</text:p>
          </table:table-cell>
          <table:table-cell office:value-type="string">
            <text:p>Файл &lt;code&gt;style.css &lt;/code&gt; Родительской темы загружается автоматически.</text:p>
          </table:table-cell>
          <table:table-cell/>
        </table:table-row>
        <table:table-row table:style-name="ro2">
          <table:table-cell office:value-type="string">
            <text:p>&lt;p&gt;The Configurator selected "Do not add any parent stylesheet handling" for the "Parent stylesheet handling" option (see step 6, below).&lt;/p&gt;</text:p>
          </table:table-cell>
          <table:table-cell office:value-type="string">
            <text:p>&lt;p&gt; Конфигуратор выбрал «Не добавлять Родительськийскую обработку таблицы стилей» для параметра «Обработка Родительской таблицы стилей» (см. шаг 6 ниже). &lt;/p&gt;</text:p>
          </table:table-cell>
          <table:table-cell/>
        </table:table-row>
        <table:table-row table:style-name="ro3">
          <table:table-cell office:value-type="string">
            <text:p>This theme does not require the parent theme's &lt;code&gt;style.css&lt;/code&gt; file for its appearance.</text:p>
          </table:table-cell>
          <table:table-cell office:value-type="string">
            <text:p>Для этой темы не требуется файл &lt;code&gt;style.css &lt;/code&gt; Родительской темы.</text:p>
          </table:table-cell>
          <table:table-cell/>
        </table:table-row>
        <table:table-row table:style-name="ro3">
          <table:table-cell office:value-type="string">
            <text:p>This Child Theme was configured to accomodate a hard-coded stylesheet link.</text:p>
          </table:table-cell>
          <table:table-cell office:value-type="string">
            <text:p>Эта дочерняя тема была настроена для размещения жестко запрограммированной ссылки на таблицу стилей.</text:p>
          </table:table-cell>
          <table:table-cell/>
        </table:table-row>
        <table:table-row table:style-name="ro2">
          <table:table-cell office:value-type="string">
            <text:p>&lt;p&gt;This workaround was used in earlier versions of CTC and can be eliminated by using the "Repair header template" option (see step 6, "Additional handling options", below).&lt;/p&gt;</text:p>
          </table:table-cell>
          <table:table-cell office:value-type="string">
            <text:p>&lt;p&gt; Этот обходной путь использовался в более ранних версиях CTC и может быть устранен с помощью параметра «Восстановить шаблон заголовка» (см. шаг 6, «Дополнительные параметры обработки», ниже). &lt;/p&gt;</text:p>
          </table:table-cell>
          <table:table-cell/>
        </table:table-row>
        <table:table-row table:style-name="ro3">
          <table:table-cell office:value-type="string">
            <text:p>Click to show/hide raw analysis data. Please include contents below with any support requests.</text:p>
          </table:table-cell>
          <table:table-cell office:value-type="string">
            <text:p>Нажмите, чтобы показать / скрыть необработанные данные анализа. Пожалуйста, включите содержание ниже с любыми запросами поддержки.</text:p>
          </table:table-cell>
          <table:table-cell/>
        </table:table-row>
        <table:table-row table:style-name="ro3">
          <table:table-cell office:value-type="string">
            <text:p>This child theme was configured using the CTC Pro "Genesis stylesheet handling" method.</text:p>
          </table:table-cell>
          <table:table-cell office:value-type="string">
            <text:p>Эта дочерняя тема была настроена с использованием метода CTC Pro «Обработка таблицы стилей Genesis».</text:p>
          </table:table-cell>
          <table:table-cell/>
        </table:table-row>
        <table:table-row table:style-name="ro2">
          <table:table-cell office:value-type="string">
            <text:p>&lt;p&gt;This method has been replaced by the "Separate stylesheet" and "Ignore Parent Theme" options ( selected below ) for broader framework compatability.&lt;/p&gt;</text:p>
          </table:table-cell>
          <table:table-cell office:value-type="string">
            <text:p>&lt;p&gt; Этот метод был заменен опциями «Отдельная таблица стилей» и «Игнорировать Родительськийскую тему» ​​(выбраны ниже) для более широкой совместимости инфраструктуры. &lt;/p&gt;</text:p>
          </table:table-cell>
          <table:table-cell/>
        </table:table-row>
        <table:table-row table:style-name="ro3">
          <table:table-cell office:value-type="string">
            <text:p>&lt;p&gt;%1Click Here%2 to view the theme as viewed by the Analyzer.&lt;/p&gt;</text:p>
          </table:table-cell>
          <table:table-cell office:value-type="string">
            <text:p>&lt;p&gt;% 1Нажмите здесь% 2, чтобы просмотреть тему с точки зрения анализатора. &lt;/p&gt;</text:p>
          </table:table-cell>
          <table:table-cell/>
        </table:table-row>
        <table:table-row table:style-name="ro3">
          <table:table-cell office:value-type="string">
            <text:p>This theme uses a RTL (right-to-left) stylesheet that is not being loaded in the child theme.</text:p>
          </table:table-cell>
          <table:table-cell office:value-type="string">
            <text:p>В этой теме используется таблица стилей RTL (справа налево), которая не загружается в дочернюю тему.</text:p>
          </table:table-cell>
          <table:table-cell/>
        </table:table-row>
        <table:table-row table:style-name="ro2">
          <table:table-cell office:value-type="string">
            <text:p>Use the Web Fonts tab to add a link to the parent RTL stylesheet. See the documentation for more information.&lt;/p&gt;</text:p>
          </table:table-cell>
          <table:table-cell office:value-type="string">
            <text:p>Используйте вкладку Веб-шрифты, чтобы добавить ссылку на Родительськийскую таблицу стилей RTL. См. Документацию для получения дополнительной информации. &lt;/p&gt;</text:p>
          </table:table-cell>
          <table:table-cell/>
        </table:table-row>
        <table:table-row table:style-name="ro1">
          <table:table-cell office:value-type="string">
            <text:p>Both WP Rocket and Autoptimize plugins are enabled.</text:p>
          </table:table-cell>
          <table:table-cell office:value-type="string">
            <text:p>Оба плагина WP Rocket и Autoptimize включены.</text:p>
          </table:table-cell>
          <table:table-cell/>
        </table:table-row>
        <table:table-row table:style-name="ro3">
          <table:table-cell office:value-type="string">
            <text:p>The combination of these two plugins interferes with the Analysis results. Please temporarily deactivate one of them and Analyze again.</text:p>
          </table:table-cell>
          <table:table-cell office:value-type="string">
            <text:p>Комбинация этих двух плагинов мешает результатам анализа. Пожалуйста, временно деактивируйте один из них и повторите анализ.</text:p>
          </table:table-cell>
          <table:table-cell/>
        </table:table-row>
        <table:table-row table:style-name="ro6">
          <table:table-cell office:value-type="string">
            <text:p>&lt;p&gt;&lt;strong&gt;The WordPress configuration file has been modified incorrectly.&lt;/strong&gt; Please see &lt;a href="http://www.childthemeconfigurator.com/child-theme-faqs/#constants" target="_blank"&gt;this FAQ&lt;/a&gt; for more information.&lt;/p&gt;</text:p>
          </table:table-cell>
          <table:table-cell office:value-type="string">
            <text:p>&lt;p&gt; &lt;strong&gt; Файл конфигурации WordPress был изменен неправильно. &lt;/strong&gt; Смотрите &lt;a href="http://www.childthemeconfigurator.com/child-theme-faqs/#constants" target="_ blank" &gt; этот FAQ &lt;/a&gt; для получения дополнительной информации. &lt;/p&gt;</text:p>
          </table:table-cell>
          <table:table-cell/>
        </table:table-row>
        <table:table-row table:style-name="ro1">
          <table:table-cell office:value-type="string">
            <text:p>Enter your Update Key</text:p>
          </table:table-cell>
          <table:table-cell office:value-type="string">
            <text:p>Введите ваш ключ обновления</text:p>
          </table:table-cell>
          <table:table-cell/>
        </table:table-row>
        <table:table-row table:style-name="ro3">
          <table:table-cell office:value-type="string">
            <text:p>Sorry, we could not validate your Update Key. Please try again or, if you need assistance, please %s</text:p>
          </table:table-cell>
          <table:table-cell office:value-type="string">
            <text:p>К сожалению, мы не смогли подтвердить ваш ключ обновления. Пожалуйста, попробуйте еще раз или, если вам нужна помощь, пожалуйста, %s </text:p>
          </table:table-cell>
          <table:table-cell/>
        </table:table-row>
        <table:table-row table:style-name="ro1">
          <table:table-cell office:value-type="string">
            <text:p>contact us.</text:p>
          </table:table-cell>
          <table:table-cell office:value-type="string">
            <text:p>связаться с нами.</text:p>
          </table:table-cell>
          <table:table-cell/>
        </table:table-row>
        <table:table-row table:style-name="ro1">
          <table:table-cell office:value-type="string">
            <text:p>Child Theme Configurator Pro version %s</text:p>
          </table:table-cell>
          <table:table-cell office:value-type="string">
            <text:p>Конфигуратор детской темы Pro версия %s </text:p>
          </table:table-cell>
          <table:table-cell/>
        </table:table-row>
        <table:table-row table:style-name="ro3">
          <table:table-cell office:value-type="string">
            <text:p>is not compatible with the installed version of Child Theme Configurator and has been deactivated.</text:p>
          </table:table-cell>
          <table:table-cell office:value-type="string">
            <text:p>несовместим с установленной версией Конфигуратора дочерней темы и был деактивирован.</text:p>
          </table:table-cell>
          <table:table-cell/>
        </table:table-row>
        <table:table-row table:style-name="ro4">
          <table:table-cell office:value-type="string">
            <text:p>You can upgrade to the latest version by clicking the button below. After validating the Update Key from your order, WordPress will retrieve the plugin from our website and install it automatically. If you no longer wish to use the premium version, you can dismiss this notice by clicking the close icon (x) at the top right.</text:p>
          </table:table-cell>
          <table:table-cell office:value-type="string">
            <text:p>Вы можете обновить до последней версии, нажав кнопку ниже. После подтверждения ключа обновления из вашего заказа, WordPress извлечет плагин с нашего сайта и автоматически установит его. Если вы больше не хотите использовать премиум-версию, вы можете отклонить это уведомление, щелкнув значок закрытия (x) в правом верхнем углу.</text:p>
          </table:table-cell>
          <table:table-cell/>
        </table:table-row>
        <table:table-row table:style-name="ro1">
          <table:table-cell office:value-type="string">
            <text:p>Upgrade Now</text:p>
          </table:table-cell>
          <table:table-cell office:value-type="string">
            <text:p>Обнови сейчас</text:p>
          </table:table-cell>
          <table:table-cell/>
        </table:table-row>
        <table:table-row table:style-name="ro1">
          <table:table-cell office:value-type="string">
            <text:p>Update Plugin</text:p>
          </table:table-cell>
          <table:table-cell office:value-type="string">
            <text:p>Обновить плагин</text:p>
          </table:table-cell>
          <table:table-cell/>
        </table:table-row>
        <table:table-row table:style-name="ro1">
          <table:table-cell office:value-type="string">
            <text:p>Parse additional stylesheets:</text:p>
          </table:table-cell>
          <table:table-cell office:value-type="string">
            <text:p>Разобрать дополнительные таблицы стилей:</text:p>
          </table:table-cell>
          <table:table-cell/>
        </table:table-row>
        <table:table-row table:style-name="ro4">
          <table:table-cell office:value-type="string">
            <text:p>Stylesheets that are currently being loaded by the parent theme are automatically selected below (except for Bootstrap stylesheets which add a large amount data to the configuration). To further reduce overhead, select only the additional stylesheets you wish to customize.</text:p>
          </table:table-cell>
          <table:table-cell office:value-type="string">
            <text:p>Таблицы стилей, которые в данный момент загружаются Родительской темой, автоматически выбираются ниже (за исключением таблиц стилей Bootstrap, которые добавляют большой объем данных в конфигурацию). Чтобы еще больше сократить накладные расходы, выберите только те дополнительные таблицы стилей, которые вы хотите настроить.</text:p>
          </table:table-cell>
          <table:table-cell/>
        </table:table-row>
        <table:table-row table:style-name="ro1">
          <table:table-cell office:value-type="string">
            <text:p>Learn more about Premium Support</text:p>
          </table:table-cell>
          <table:table-cell office:value-type="string">
            <text:p>Узнайте больше о Премиум поддержке</text:p>
          </table:table-cell>
          <table:table-cell/>
        </table:table-row>
        <table:table-row table:style-name="ro3">
          <table:table-cell office:value-type="string">
            <text:p>Maybe you are having trouble getting your child theme to work, or just don’t want to mess with it ... &lt;strong&gt;Let us set it up for you!&lt;/strong&gt;</text:p>
          </table:table-cell>
          <table:table-cell office:value-type="string">
            <text:p>Возможно, у вас возникли проблемы с работой вашей детской темы, или вы просто не хотите с ней связываться ... &lt;strong&gt; Давайте настроим ее для вас! &lt;/strong&gt;</text:p>
          </table:table-cell>
          <table:table-cell/>
        </table:table-row>
        <table:table-row table:style-name="ro1">
          <table:table-cell office:value-type="string">
            <text:p>Learn more</text:p>
          </table:table-cell>
          <table:table-cell office:value-type="string">
            <text:p>Выучить больше</text:p>
          </table:table-cell>
          <table:table-cell/>
        </table:table-row>
        <table:table-row table:style-name="ro1">
          <table:table-cell office:value-type="string">
            <text:p>Learn more about Hook Highlighter</text:p>
          </table:table-cell>
          <table:table-cell office:value-type="string">
            <text:p>Узнайте больше о Hook Highlighter</text:p>
          </table:table-cell>
          <table:table-cell/>
        </table:table-row>
        <table:table-row table:style-name="ro3">
          <table:table-cell office:value-type="string">
            <text:p>Hook Highlighter provides Administrators insight into the internal program flow of WordPress when activated on any front-facing page of a website.</text:p>
          </table:table-cell>
          <table:table-cell office:value-type="string">
            <text:p>Hook Highlighter предоставляет администраторам понимание внутреннего потока программ WordPress при активации на любой лицевой странице веб-сайта.</text:p>
          </table:table-cell>
          <table:table-cell/>
        </table:table-row>
        <table:table-row table:style-name="ro3">
          <table:table-cell office:value-type="string">
            <text:p>Display action and filter hooks, program files and backtrace information inline for the current page.</text:p>
          </table:table-cell>
          <table:table-cell office:value-type="string">
            <text:p>Отображение действий и фильтров, файлов программы и информации о трассировке для текущей страницы.</text:p>
          </table:table-cell>
          <table:table-cell/>
        </table:table-row>
        <table:table-row table:style-name="ro1">
          <table:table-cell office:value-type="string">
            <text:p>Learn more about CTC Pro</text:p>
          </table:table-cell>
          <table:table-cell office:value-type="string">
            <text:p>Узнайте больше о CTC Pro</text:p>
          </table:table-cell>
          <table:table-cell/>
        </table:table-row>
        <table:table-row table:style-name="ro1">
          <table:table-cell office:value-type="string">
            <text:p>Customizing WordPress just got even easier.</text:p>
          </table:table-cell>
          <table:table-cell office:value-type="string">
            <text:p>Настройка WordPress стала еще проще.</text:p>
          </table:table-cell>
          <table:table-cell/>
        </table:table-row>
        <table:table-row table:style-name="ro2">
          <table:table-cell office:value-type="string">
            <text:p>Thousands of users have already seen the benefits of using Child Theme Configurator. If you spend any amount of time customizing WordPress, CTC Pro will help maximize your productivity.</text:p>
          </table:table-cell>
          <table:table-cell office:value-type="string">
            <text:p>Тысячи пользователей уже увидели преимущества использования Конфигуратор Дочерней Темы. Если вы потратите какое-то время на настройку WordPress, CTC Pro поможет максимизировать вашу производительность.</text:p>
          </table:table-cell>
          <table:table-cell/>
        </table:table-row>
        <table:table-row table:style-name="ro1">
          <table:table-cell office:value-type="string">
            <text:p>Designed by Developers Who Use It Every Day.</text:p>
          </table:table-cell>
          <table:table-cell office:value-type="string">
            <text:p>Разработано разработчиками, которые используют его каждый день.</text:p>
          </table:table-cell>
          <table:table-cell/>
        </table:table-row>
        <table:table-row table:style-name="ro3">
          <table:table-cell office:value-type="string">
            <text:p>We've packed in more features to make design work quicker and easier with &lt;strong&gt;Child Theme Configurator Pro.&lt;/strong&gt;</text:p>
          </table:table-cell>
          <table:table-cell office:value-type="string">
            <text:p>С &lt;strong&gt; Конфигуратор Дочерней Темы Pro&lt;/strong&gt; мы добавили больше возможностей, чтобы сделать работу быстрее и проще.</text:p>
          </table:table-cell>
          <table:table-cell/>
        </table:table-row>
        <table:table-row table:style-name="ro1">
          <table:table-cell office:value-type="string">
            <text:p>Customize Plugin Stylesheets</text:p>
          </table:table-cell>
          <table:table-cell office:value-type="string">
            <text:p>Настройка таблиц стилей плагинов</text:p>
          </table:table-cell>
          <table:table-cell/>
        </table:table-row>
        <table:table-row table:style-name="ro2">
          <table:table-cell office:value-type="string">
            <text:p>Apply the power of CTC's top-rated interface to your site's plugin styles. All new design makes it much easier to get the results you want.</text:p>
          </table:table-cell>
          <table:table-cell office:value-type="string">
            <text:p>Примените мощь интерфейса CTC с самым высоким рейтингом к стилям плагинов вашего сайта. Весь новый дизайн значительно облегчает получение желаемых результатов.</text:p>
          </table:table-cell>
          <table:table-cell/>
        </table:table-row>
        <table:table-row table:style-name="ro1">
          <table:table-cell office:value-type="string">
            <text:p>Quick Preview</text:p>
          </table:table-cell>
          <table:table-cell office:value-type="string">
            <text:p>Быстрый просмотр</text:p>
          </table:table-cell>
          <table:table-cell/>
        </table:table-row>
        <table:table-row table:style-name="ro1">
          <table:table-cell office:value-type="string">
            <text:p>Preview your child theme with a single click.</text:p>
          </table:table-cell>
          <table:table-cell office:value-type="string">
            <text:p>Предварительно просмотрите свою дочернюю тему одним щелчком мыши.</text:p>
          </table:table-cell>
          <table:table-cell/>
        </table:table-row>
        <table:table-row table:style-name="ro1">
          <table:table-cell office:value-type="string">
            <text:p>Color Palettes</text:p>
          </table:table-cell>
          <table:table-cell office:value-type="string">
            <text:p>Цветовые палитры</text:p>
          </table:table-cell>
          <table:table-cell/>
        </table:table-row>
        <table:table-row table:style-name="ro3">
          <table:table-cell office:value-type="string">
            <text:p>Keep the colors you select just a click away. No more searching for hex codes and RGB values.</text:p>
          </table:table-cell>
          <table:table-cell office:value-type="string">
            <text:p>Держите выбранные цвета одним щелчком мыши. Больше не нужно искать шестнадцатеричные коды и значения RGB.</text:p>
          </table:table-cell>
          <table:table-cell/>
        </table:table-row>
        <table:table-row table:style-name="ro1">
          <table:table-cell office:value-type="string">
            <text:p>Find related styles</text:p>
          </table:table-cell>
          <table:table-cell office:value-type="string">
            <text:p>Найти похожие стили</text:p>
          </table:table-cell>
          <table:table-cell/>
        </table:table-row>
        <table:table-row table:style-name="ro3">
          <table:table-cell office:value-type="string">
            <text:p>Use the "All Styles" panel to edit groups of selectors from a single combined list.</text:p>
          </table:table-cell>
          <table:table-cell office:value-type="string">
            <text:p>Используйте панель «Все стили» для редактирования групп селекторов из единого комбинированного списка.</text:p>
          </table:table-cell>
          <table:table-cell/>
        </table:table-row>
        <table:table-row table:style-name="ro1">
          <table:table-cell office:value-type="string">
            <text:p>Find styles by Nav Menu</text:p>
          </table:table-cell>
          <table:table-cell office:value-type="string">
            <text:p>Найти стили с помощью Nav Menu</text:p>
          </table:table-cell>
          <table:table-cell/>
        </table:table-row>
        <table:table-row table:style-name="ro1">
          <table:table-cell office:value-type="string">
            <text:p>Tweak menus quickly and easily.</text:p>
          </table:table-cell>
          <table:table-cell office:value-type="string">
            <text:p>Настраивайте меню быстро и легко.</text:p>
          </table:table-cell>
          <table:table-cell/>
        </table:table-row>
        <table:table-row table:style-name="ro1">
          <table:table-cell office:value-type="string">
            <text:p>Most recent edits</text:p>
          </table:table-cell>
          <table:table-cell office:value-type="string">
            <text:p>Последние изменения</text:p>
          </table:table-cell>
          <table:table-cell/>
        </table:table-row>
        <table:table-row table:style-name="ro3">
          <table:table-cell office:value-type="string">
            <text:p>Return to recently edited selectors from a toggleable sidebar.</text:p>
          </table:table-cell>
          <table:table-cell office:value-type="string">
            <text:p>Возврат к недавно отредактированным селекторам с переключаемой боковой панели.</text:p>
          </table:table-cell>
          <table:table-cell/>
        </table:table-row>
        <table:table-row table:style-name="ro1">
          <table:table-cell office:value-type="string">
            <text:p>Add Child Theme Files</text:p>
          </table:table-cell>
          <table:table-cell office:value-type="string">
            <text:p>Добавить файлы дочерней темы</text:p>
          </table:table-cell>
          <table:table-cell/>
        </table:table-row>
        <table:table-row table:style-name="ro1">
          <table:table-cell office:value-type="string">
            <text:p>Create new template and script files right from the admin.</text:p>
          </table:table-cell>
          <table:table-cell office:value-type="string">
            <text:p>Создавайте новые файлы шаблонов и скриптов прямо от администратора.</text:p>
          </table:table-cell>
          <table:table-cell/>
        </table:table-row>
        <table:table-row table:style-name="ro1">
          <table:table-cell office:value-type="string">
            <text:p>Top-rated Online Support</text:p>
          </table:table-cell>
          <table:table-cell office:value-type="string">
            <text:p>Лучшая онлайн-поддержка</text:p>
          </table:table-cell>
          <table:table-cell/>
        </table:table-row>
        <table:table-row table:style-name="ro1">
          <table:table-cell office:value-type="string">
            <text:p>Online Documentation</text:p>
          </table:table-cell>
          <table:table-cell office:value-type="string">
            <text:p>Онлайн документация</text:p>
          </table:table-cell>
          <table:table-cell/>
        </table:table-row>
        <table:table-row table:style-name="ro1">
          <table:table-cell office:value-type="string">
            <text:p>Tutorial Videos</text:p>
          </table:table-cell>
          <table:table-cell office:value-type="string">
            <text:p>Обучающие видео</text:p>
          </table:table-cell>
          <table:table-cell/>
        </table:table-row>
        <table:table-row table:style-name="ro1">
          <table:table-cell office:value-type="string">
            <text:p>Upgrade Offer</text:p>
          </table:table-cell>
          <table:table-cell office:value-type="string">
            <text:p>Предложение по обновлению</text:p>
          </table:table-cell>
          <table:table-cell/>
        </table:table-row>
        <table:table-row table:style-name="ro1">
          <table:table-cell office:value-type="string">
            <text:p>Use coupon code</text:p>
          </table:table-cell>
          <table:table-cell office:value-type="string">
            <text:p>Используйте код купона</text:p>
          </table:table-cell>
          <table:table-cell/>
        </table:table-row>
        <table:table-row table:style-name="ro1">
          <table:table-cell office:value-type="string">
            <text:p>wordpress-org</text:p>
          </table:table-cell>
          <table:table-cell office:value-type="string">
            <text:p>WordPress-орг</text:p>
          </table:table-cell>
          <table:table-cell/>
        </table:table-row>
        <table:table-row table:style-name="ro1">
          <table:table-cell office:value-type="string">
            <text:p>and get &lt;strong&gt;20% off entire order&lt;/strong&gt;.</text:p>
          </table:table-cell>
          <table:table-cell office:value-type="string">
            <text:p>и получите &lt;strong&gt; 20% от всего заказа &lt;/strong&gt;.</text:p>
          </table:table-cell>
          <table:table-cell/>
        </table:table-row>
        <table:table-row table:style-name="ro1">
          <table:table-cell office:value-type="string">
            <text:p>Order Now</text:p>
          </table:table-cell>
          <table:table-cell office:value-type="string">
            <text:p>Заказать сейчас</text:p>
          </table:table-cell>
          <table:table-cell/>
        </table:table-row>
        <table:table-row table:style-name="ro1">
          <table:table-cell office:value-type="string">
            <text:p>*Prices and offers subject to change.</text:p>
          </table:table-cell>
          <table:table-cell office:value-type="string">
            <text:p>* Цены и предложения могут быть изменены.</text:p>
          </table:table-cell>
          <table:table-cell/>
        </table:table-row>
        <table:table-row table:style-name="ro1">
          <table:table-cell office:value-type="string">
            <text:p>Upgrade</text:p>
          </table:table-cell>
          <table:table-cell office:value-type="string">
            <text:p>Обновить</text:p>
          </table:table-cell>
          <table:table-cell/>
        </table:table-row>
        <table:table-row table:style-name="ro1">
          <table:table-cell office:value-type="string">
            <text:p>Backup</text:p>
          </table:table-cell>
          <table:table-cell office:value-type="string">
            <text:p>Резервный</text:p>
          </table:table-cell>
          <table:table-cell/>
        </table:table-row>
        <table:table-row table:style-name="ro1">
          <table:table-cell office:value-type="string">
            <text:p>Restore backup from</text:p>
          </table:table-cell>
          <table:table-cell office:value-type="string">
            <text:p>Восстановить резервную копию из</text:p>
          </table:table-cell>
          <table:table-cell/>
        </table:table-row>
        <table:table-row table:style-name="ro1">
          <table:table-cell office:value-type="string">
            <text:p>Currently loaded</text:p>
          </table:table-cell>
          <table:table-cell office:value-type="string">
            <text:p>В настоящее время загружен</text:p>
          </table:table-cell>
          <table:table-cell/>
        </table:table-row>
        <table:table-row table:style-name="ro1">
          <table:table-cell office:value-type="string">
            <text:p>Debug</text:p>
          </table:table-cell>
          <table:table-cell office:value-type="string">
            <text:p>отлаживать</text:p>
          </table:table-cell>
          <table:table-cell/>
        </table:table-row>
        <table:table-row table:style-name="ro1">
          <table:table-cell office:value-type="string">
            <text:p>Zip file creation failed.</text:p>
          </table:table-cell>
          <table:table-cell office:value-type="string">
            <text:p>Создание файла Zip не удалось.</text:p>
          </table:table-cell>
          <table:table-cell/>
        </table:table-row>
        <table:table-row table:style-name="ro1">
          <table:table-cell office:value-type="string">
            <text:p>You do not have permission to configure child themes.</text:p>
          </table:table-cell>
          <table:table-cell office:value-type="string">
            <text:p>У вас нет разрешения на настройку дочерних тем.</text:p>
          </table:table-cell>
          <table:table-cell/>
        </table:table-row>
        <table:table-row table:style-name="ro1">
          <table:table-cell office:value-type="string">
            <text:p>%s does not exist. Please select a valid Parent Theme.</text:p>
          </table:table-cell>
          <table:table-cell office:value-type="string">
            <text:p><text:s/>%s <text:s/>не существует. Пожалуйста, выберите действительную Родительськийскую тему.</text:p>
          </table:table-cell>
          <table:table-cell/>
        </table:table-row>
        <table:table-row table:style-name="ro1">
          <table:table-cell office:value-type="string">
            <text:p>The Functions file is required and cannot be deleted.</text:p>
          </table:table-cell>
          <table:table-cell office:value-type="string">
            <text:p>Файл функций является обязательным и не может быть удален.</text:p>
          </table:table-cell>
          <table:table-cell/>
        </table:table-row>
        <table:table-row table:style-name="ro1">
          <table:table-cell office:value-type="string">
            <text:p>Please select a valid Parent Theme.</text:p>
          </table:table-cell>
          <table:table-cell office:value-type="string">
            <text:p>Пожалуйста, выберите действительную Родительськийскую тему.</text:p>
          </table:table-cell>
          <table:table-cell/>
        </table:table-row>
        <table:table-row table:style-name="ro1">
          <table:table-cell office:value-type="string">
            <text:p>Please select a valid Child Theme.</text:p>
          </table:table-cell>
          <table:table-cell office:value-type="string">
            <text:p>Пожалуйста, выберите действующую тему для детей.</text:p>
          </table:table-cell>
          <table:table-cell/>
        </table:table-row>
        <table:table-row table:style-name="ro1">
          <table:table-cell office:value-type="string">
            <text:p>Please enter a valid Child Theme directory name.</text:p>
          </table:table-cell>
          <table:table-cell office:value-type="string">
            <text:p>Пожалуйста, введите правильное имя каталога дочерней темы.</text:p>
          </table:table-cell>
          <table:table-cell/>
        </table:table-row>
        <table:table-row table:style-name="ro3">
          <table:table-cell office:value-type="string">
            <text:p>&lt;strong&gt;%s&lt;/strong&gt; exists. Please enter a different Child Theme template name.</text:p>
          </table:table-cell>
          <table:table-cell office:value-type="string">
            <text:p>&lt;strong&gt; %s <text:s/>&lt;/strong&gt; существует. Пожалуйста, введите другое имя шаблона темы ребенка.</text:p>
          </table:table-cell>
          <table:table-cell/>
        </table:table-row>
        <table:table-row table:style-name="ro1">
          <table:table-cell office:value-type="string">
            <text:p>Your theme directories are not writable.</text:p>
          </table:table-cell>
          <table:table-cell office:value-type="string">
            <text:p>Ваши тематические каталоги недоступны для записи.</text:p>
          </table:table-cell>
          <table:table-cell/>
        </table:table-row>
        <table:table-row table:style-name="ro1">
          <table:table-cell office:value-type="string">
            <text:p>Could not upgrade child theme</text:p>
          </table:table-cell>
          <table:table-cell office:value-type="string">
            <text:p>Не удалось обновить дочернюю тему</text:p>
          </table:table-cell>
          <table:table-cell/>
        </table:table-row>
        <table:table-row table:style-name="ro1">
          <table:table-cell office:value-type="string">
            <text:p>Your stylesheet is not writable.</text:p>
          </table:table-cell>
          <table:table-cell office:value-type="string">
            <text:p>Ваша таблица стилей недоступна для записи.</text:p>
          </table:table-cell>
          <table:table-cell/>
        </table:table-row>
        <table:table-row table:style-name="ro7">
          <table:table-cell office:value-type="string">
            <text:p>A closing PHP tag was detected in Child theme functions file so "Parent Stylesheet Handling" option was not configured. Closing PHP at the end of the file is discouraged as it can cause premature HTTP headers. Please edit &lt;code&gt;functions.php&lt;/code&gt; to remove the final &lt;code&gt;?&amp;gt;&lt;/code&gt; tag and click "Generate/Rebuild Child Theme Files" again.</text:p>
          </table:table-cell>
          <table:table-cell office:value-type="string">
            <text:p>В файле функций дочерней темы был обнаружен закрывающий тег PHP, поэтому параметр «Обработка Родительской таблицы стилей» не был настроен. Закрытие PHP в конце файла не рекомендуется, так как это может привести к преждевременным заголовкам HTTP. Отредактируйте файл &lt;code&gt;functions.php &lt;/code&gt;, чтобы удалить последний тег &lt;code&gt;?&amp;gt;&lt;/code&gt;, и снова нажмите «Создать / восстановить файлы дочерних тем».</text:p>
          </table:table-cell>
          <table:table-cell/>
        </table:table-row>
        <table:table-row table:style-name="ro1">
          <table:table-cell office:value-type="string">
            <text:p>Could not copy file: %s</text:p>
          </table:table-cell>
          <table:table-cell office:value-type="string">
            <text:p>Не удалось скопировать файл: %s </text:p>
          </table:table-cell>
          <table:table-cell/>
        </table:table-row>
        <table:table-row table:style-name="ro1">
          <table:table-cell office:value-type="string">
            <text:p>Could not delete %s file.</text:p>
          </table:table-cell>
          <table:table-cell office:value-type="string">
            <text:p>Не удалось удалить файл %s .</text:p>
          </table:table-cell>
          <table:table-cell/>
        </table:table-row>
        <table:table-row table:style-name="ro1">
          <table:table-cell office:value-type="string">
            <text:p>could not copy %s</text:p>
          </table:table-cell>
          <table:table-cell office:value-type="string">
            <text:p>не удалось скопировать %s </text:p>
          </table:table-cell>
          <table:table-cell/>
        </table:table-row>
        <table:table-row table:style-name="ro1">
          <table:table-cell office:value-type="string">
            <text:p>invalid dir: %s</text:p>
          </table:table-cell>
          <table:table-cell office:value-type="string">
            <text:p>неверный каталог: %s </text:p>
          </table:table-cell>
          <table:table-cell/>
        </table:table-row>
        <table:table-row table:style-name="ro1">
          <table:table-cell office:value-type="string">
            <text:p>deleted: %s != %s files</text:p>
          </table:table-cell>
          <table:table-cell office:value-type="string">
            <text:p>удалено: %s ! = %s <text:s/>файлов</text:p>
          </table:table-cell>
          <table:table-cell/>
        </table:table-row>
        <table:table-row table:style-name="ro1">
          <table:table-cell office:value-type="string">
            <text:p>newfiles != files</text:p>
          </table:table-cell>
          <table:table-cell office:value-type="string">
            <text:p>newfiles! = файлы</text:p>
          </table:table-cell>
          <table:table-cell/>
        </table:table-row>
        <table:table-row table:style-name="ro1">
          <table:table-cell office:value-type="string">
            <text:p>There were errors while resetting permissions.</text:p>
          </table:table-cell>
          <table:table-cell office:value-type="string">
            <text:p>Были ошибки при сбросе разрешений.</text:p>
          </table:table-cell>
          <table:table-cell/>
        </table:table-row>
        <table:table-row table:style-name="ro1">
          <table:table-cell office:value-type="string">
            <text:p>Could not upload file.</text:p>
          </table:table-cell>
          <table:table-cell office:value-type="string">
            <text:p>Не удалось загрузить файл.</text:p>
          </table:table-cell>
          <table:table-cell/>
        </table:table-row>
        <table:table-row table:style-name="ro1">
          <table:table-cell office:value-type="string">
            <text:p>Invalid theme root directory.</text:p>
          </table:table-cell>
          <table:table-cell office:value-type="string">
            <text:p>Неверный корневой каталог темы.</text:p>
          </table:table-cell>
          <table:table-cell/>
        </table:table-row>
        <table:table-row table:style-name="ro1">
          <table:table-cell office:value-type="string">
            <text:p>No writable temp directory.</text:p>
          </table:table-cell>
          <table:table-cell office:value-type="string">
            <text:p>Нет доступного для записи временного каталога.</text:p>
          </table:table-cell>
          <table:table-cell/>
        </table:table-row>
        <table:table-row table:style-name="ro1">
          <table:table-cell office:value-type="string">
            <text:p>PclZip returned zero bytes.</text:p>
          </table:table-cell>
          <table:table-cell office:value-type="string">
            <text:p>PclZip вернул ноль байтов.</text:p>
          </table:table-cell>
          <table:table-cell/>
        </table:table-row>
        <table:table-row table:style-name="ro1">
          <table:table-cell office:value-type="string">
            <text:p>Unpack failed -- %s</text:p>
          </table:table-cell>
          <table:table-cell office:value-type="string">
            <text:p>Не удалось распаковать - %s </text:p>
          </table:table-cell>
          <table:table-cell/>
        </table:table-row>
        <table:table-row table:style-name="ro1">
          <table:table-cell office:value-type="string">
            <text:p>Pack failed -- %s</text:p>
          </table:table-cell>
          <table:table-cell office:value-type="string">
            <text:p>Сбой пакета - %s </text:p>
          </table:table-cell>
          <table:table-cell/>
        </table:table-row>
        <table:table-row table:style-name="ro1">
          <table:table-cell office:value-type="string">
            <text:p>Maximum number of styles exceeded.</text:p>
          </table:table-cell>
          <table:table-cell office:value-type="string">
            <text:p>Превышено максимальное количество стилей.</text:p>
          </table:table-cell>
          <table:table-cell/>
        </table:table-row>
        <table:table-row table:style-name="ro1">
          <table:table-cell office:value-type="string">
            <text:p>Error moving file: %s</text:p>
          </table:table-cell>
          <table:table-cell office:value-type="string">
            <text:p>Ошибка перемещения файла: %s </text:p>
          </table:table-cell>
          <table:table-cell/>
        </table:table-row>
        <table:table-row table:style-name="ro1">
          <table:table-cell office:value-type="string">
            <text:p>Could not set write permissions.</text:p>
          </table:table-cell>
          <table:table-cell office:value-type="string">
            <text:p>Не удалось установить разрешения на запись.</text:p>
          </table:table-cell>
          <table:table-cell/>
        </table:table-row>
        <table:table-row table:style-name="ro1">
          <table:table-cell office:value-type="string">
            <text:p>Make Selected Writable</text:p>
          </table:table-cell>
          <table:table-cell office:value-type="string">
            <text:p>Сделать выбранное для записи</text:p>
          </table:table-cell>
          <table:table-cell/>
        </table:table-row>
        <table:table-row table:style-name="ro1">
          <table:table-cell office:value-type="string">
            <text:p>Copy Selected to Child Theme</text:p>
          </table:table-cell>
          <table:table-cell office:value-type="string">
            <text:p>Копировать выбранные темы для детей</text:p>
          </table:table-cell>
          <table:table-cell/>
        </table:table-row>
        <table:table-row table:style-name="ro1">
          <table:table-cell office:value-type="string">
            <text:p>Delete Selected</text:p>
          </table:table-cell>
          <table:table-cell office:value-type="string">
            <text:p>Удалить выбранные</text:p>
          </table:table-cell>
          <table:table-cell/>
        </table:table-row>
        <table:table-row table:style-name="ro1">
          <table:table-cell office:value-type="string">
            <text:p>Parent Templates</text:p>
          </table:table-cell>
          <table:table-cell office:value-type="string">
            <text:p>Родительськийские шаблоны</text:p>
          </table:table-cell>
          <table:table-cell/>
        </table:table-row>
        <table:table-row table:style-name="ro1">
          <table:table-cell office:value-type="string">
            <text:p>Child Theme Files</text:p>
          </table:table-cell>
          <table:table-cell office:value-type="string">
            <text:p>Файлы детской темы</text:p>
          </table:table-cell>
          <table:table-cell/>
        </table:table-row>
        <table:table-row table:style-name="ro2">
          <table:table-cell office:value-type="string">
            <text:p>Copy PHP templates from the parent theme by selecting them here. The Configurator defines a template as a Theme PHP file having no PHP functions or classes. Other PHP files cannot be safely overridden by a child theme.</text:p>
          </table:table-cell>
          <table:table-cell office:value-type="string">
            <text:p>Скопируйте шаблоны PHP из Родительской темы, выбрав их здесь. Конфигуратор определяет шаблон как PHP-файл Theme, не имеющий функций или классов PHP. Другие файлы PHP не могут быть безопасно переопределены дочерней темой.</text:p>
          </table:table-cell>
          <table:table-cell/>
        </table:table-row>
        <table:table-row table:style-name="ro3">
          <table:table-cell office:value-type="string">
            <text:p>CAUTION: If your child theme is active, the child theme version of the file will be used instead of the parent immediately after it is copied.</text:p>
          </table:table-cell>
          <table:table-cell office:value-type="string">
            <text:p>ПРЕДУПРЕЖДЕНИЕ. Если ваша дочерняя тема активна, версия файла дочерней темы будет использоваться вместо Родительской сразу после ее копирования.</text:p>
          </table:table-cell>
          <table:table-cell/>
        </table:table-row>
        <table:table-row table:style-name="ro1">
          <table:table-cell office:value-type="string">
            <text:p>The %s file is generated separately and cannot be copied here.</text:p>
          </table:table-cell>
          <table:table-cell office:value-type="string">
            <text:p>Файл %s <text:s/>генерируется отдельно и не может быть скопирован здесь.</text:p>
          </table:table-cell>
          <table:table-cell/>
        </table:table-row>
        <table:table-row table:style-name="ro1">
          <table:table-cell office:value-type="string">
            <text:p>Click to edit functions.php</text:p>
          </table:table-cell>
          <table:table-cell office:value-type="string">
            <text:p>Нажмите, чтобы редактировать functions.php</text:p>
          </table:table-cell>
          <table:table-cell/>
        </table:table-row>
        <table:table-row table:style-name="ro1">
          <table:table-cell office:value-type="string">
            <text:p>Click to edit files using the Theme Editor</text:p>
          </table:table-cell>
          <table:table-cell office:value-type="string">
            <text:p>Нажмите, чтобы редактировать файлы с помощью редактора тем</text:p>
          </table:table-cell>
          <table:table-cell/>
        </table:table-row>
        <table:table-row table:style-name="ro1">
          <table:table-cell office:value-type="string">
            <text:p>Delete child theme templates by selecting them here.</text:p>
          </table:table-cell>
          <table:table-cell office:value-type="string">
            <text:p>Удалите шаблоны дочерней темы, выбрав их здесь.</text:p>
          </table:table-cell>
          <table:table-cell/>
        </table:table-row>
        <table:table-row table:style-name="ro2">
          <table:table-cell office:value-type="string">
            <text:p>Delete child theme templates or make them writable by selecting them here. Writable files are displayed in &lt;span style="color:red"&gt;red&lt;/span&gt;.</text:p>
          </table:table-cell>
          <table:table-cell office:value-type="string">
            <text:p>Удалите шаблоны дочерних тем или сделайте их доступными для записи, выбрав их здесь. Доступные для записи файлы отображаются в виде &lt;span style="color: red"&gt; red &lt;/span&gt;.</text:p>
          </table:table-cell>
          <table:table-cell/>
        </table:table-row>
        <table:table-row table:style-name="ro1">
          <table:table-cell office:value-type="string">
            <text:p>Upload New Child Theme Image</text:p>
          </table:table-cell>
          <table:table-cell office:value-type="string">
            <text:p>Загрузить новое изображение детской темы</text:p>
          </table:table-cell>
          <table:table-cell/>
        </table:table-row>
        <table:table-row table:style-name="ro2">
          <table:table-cell office:value-type="string">
            <text:p>Theme images reside under the &lt;code&gt;images&lt;/code&gt; directory in your child theme and are meant for stylesheet use only. Use the Media Library for content images.</text:p>
          </table:table-cell>
          <table:table-cell office:value-type="string">
            <text:p>Изображения тем находятся в каталоге &lt;code&gt;images &lt;/code&gt; вашей дочерней темы и предназначены только для использования таблиц стилей. Используйте медиа-библиотеку для изображений контента.</text:p>
          </table:table-cell>
          <table:table-cell/>
        </table:table-row>
        <table:table-row table:style-name="ro1">
          <table:table-cell office:value-type="string">
            <text:p>Upload</text:p>
          </table:table-cell>
          <table:table-cell office:value-type="string">
            <text:p>Загрузить</text:p>
          </table:table-cell>
          <table:table-cell/>
        </table:table-row>
        <table:table-row table:style-name="ro1">
          <table:table-cell office:value-type="string">
            <text:p>Child Theme Screenshot</text:p>
          </table:table-cell>
          <table:table-cell office:value-type="string">
            <text:p>Скриншот детской темы</text:p>
          </table:table-cell>
          <table:table-cell/>
        </table:table-row>
        <table:table-row table:style-name="ro1">
          <table:table-cell office:value-type="string">
            <text:p>Upload New Screenshot</text:p>
          </table:table-cell>
          <table:table-cell office:value-type="string">
            <text:p>Загрузить новый скриншот</text:p>
          </table:table-cell>
          <table:table-cell/>
        </table:table-row>
        <table:table-row table:style-name="ro3">
          <table:table-cell office:value-type="string">
            <text:p>The theme screenshot should be a 4:3 ratio (e.g., 880px x 660px) JPG, PNG or GIF. It will be renamed &lt;code&gt;screenshot&lt;/code&gt;.</text:p>
          </table:table-cell>
          <table:table-cell office:value-type="string">
            <text:p>Скриншот темы должен иметь соотношение 4: 3 (например, 880px x 660px) в формате JPG, PNG или GIF. Он будет переименован в &lt;code&gt;screenshot &lt;/code&gt;.</text:p>
          </table:table-cell>
          <table:table-cell/>
        </table:table-row>
        <table:table-row table:style-name="ro1">
          <table:table-cell office:value-type="string">
            <text:p>Export Child Theme as Zip Archive</text:p>
          </table:table-cell>
          <table:table-cell office:value-type="string">
            <text:p>Экспорт детской темы в виде Zip-архива</text:p>
          </table:table-cell>
          <table:table-cell/>
        </table:table-row>
        <table:table-row table:style-name="ro2">
          <table:table-cell office:value-type="string">
            <text:p>Click "Export Zip" to save a backup of the currently loaded child theme. You can export any of your themes from the Parent/Child tab.</text:p>
          </table:table-cell>
          <table:table-cell office:value-type="string">
            <text:p>Нажмите «Экспорт Zip», чтобы сохранить резервную копию текущей загруженной дочерней темы. Вы можете экспортировать любую из ваших тем на вкладке Родительський / Дочерний.</text:p>
          </table:table-cell>
          <table:table-cell/>
        </table:table-row>
        <table:table-row table:style-name="ro1">
          <table:table-cell office:value-type="string">
            <text:p>Secure Child Theme</text:p>
          </table:table-cell>
          <table:table-cell office:value-type="string">
            <text:p>Безопасная детская тема</text:p>
          </table:table-cell>
          <table:table-cell/>
        </table:table-row>
        <table:table-row table:style-name="ro3">
          <table:table-cell office:value-type="string">
            <text:p>Attempt to reset child theme permissions to user ownership and read-only access.</text:p>
          </table:table-cell>
          <table:table-cell office:value-type="string">
            <text:p>Попытайтесь сбросить разрешения дочерней темы на владение пользователями и доступ только для чтения.</text:p>
          </table:table-cell>
          <table:table-cell/>
        </table:table-row>
        <table:table-row table:style-name="ro1">
          <table:table-cell office:value-type="string">
            <text:p>Make read-only</text:p>
          </table:table-cell>
          <table:table-cell office:value-type="string">
            <text:p>Сделать только для чтения</text:p>
          </table:table-cell>
          <table:table-cell/>
        </table:table-row>
        <table:table-row table:style-name="ro1">
          <table:table-cell office:value-type="string">
            <text:p>Child Theme Images</text:p>
          </table:table-cell>
          <table:table-cell office:value-type="string">
            <text:p>Детская тема изображения</text:p>
          </table:table-cell>
          <table:table-cell/>
        </table:table-row>
        <table:table-row table:style-name="ro1">
          <table:table-cell office:value-type="string">
            <text:p>Delete child theme images by selecting them here.</text:p>
          </table:table-cell>
          <table:table-cell office:value-type="string">
            <text:p>Удалите изображения дочерней темы, выбрав их здесь.</text:p>
          </table:table-cell>
          <table:table-cell/>
        </table:table-row>
        <table:table-row table:style-name="ro1">
          <table:table-cell office:value-type="string">
            <text:p>version</text:p>
          </table:table-cell>
          <table:table-cell office:value-type="string">
            <text:p>версия</text:p>
          </table:table-cell>
          <table:table-cell/>
        </table:table-row>
        <table:table-row table:style-name="ro3">
          <table:table-cell office:value-type="string">
            <text:p>The child theme is in read-only mode and Child Theme Configurator cannot apply changes. Click to see options</text:p>
          </table:table-cell>
          <table:table-cell office:value-type="string">
            <text:p>Дочерняя тема находится в режиме только для чтения, и Конфигуратор дочерней темы не может применить изменения. Нажмите, чтобы увидеть варианты</text:p>
          </table:table-cell>
          <table:table-cell/>
        </table:table-row>
        <table:table-row table:style-name="ro2">
          <table:table-cell office:value-type="string">
            <text:p>&lt;li&gt;Temporarily set write permissions by clicking the button below. When you are finished editing, revert to read-only by clicking "Make read-only" under the "Files" tab.&lt;/li&gt;</text:p>
          </table:table-cell>
          <table:table-cell office:value-type="string">
            <text:p>&lt;li&gt; Временно установите права на запись, нажав кнопку ниже. Когда вы закончите редактирование, вернитесь в режим «только для чтения», нажав «Сделать только для чтения» на вкладке «Файлы». &lt;/li&gt;</text:p>
          </table:table-cell>
          <table:table-cell/>
        </table:table-row>
        <table:table-row table:style-name="ro1">
          <table:table-cell office:value-type="string">
            <text:p>Make files writable</text:p>
          </table:table-cell>
          <table:table-cell office:value-type="string">
            <text:p>Сделать файлы доступными для записи</text:p>
          </table:table-cell>
          <table:table-cell/>
        </table:table-row>
        <table:table-row table:style-name="ro2">
          <table:table-cell office:value-type="string">
            <text:p>&lt;li&gt;&lt;a target="_blank" href="http://codex.wordpress.org/Editing_wp-config.php#WordPress_Upgrade_Constants" title="Editin wp-config.php"&gt;Add your FTP/SSH credentials to the WordPress config file&lt;/a&gt;.&lt;/li&gt;</text:p>
          </table:table-cell>
          <table:table-cell office:value-type="string">
            <text:p>&lt;li&gt; &lt;a target="_blank" href="http://codex.wordpress.org/Editing_wp-config.php#WordPress_Upgrade_Constants" title="Editin wp-config.php"&gt; Добавьте свои учетные данные FTP / SSH в Файл конфигурации WordPress &lt;/a&gt;. &lt;/li&gt;</text:p>
          </table:table-cell>
          <table:table-cell/>
        </table:table-row>
        <table:table-row table:style-name="ro2">
          <table:table-cell office:value-type="string">
            <text:p>&lt;li&gt;&lt;a target="_blank" href="http://technet.microsoft.com/en-us/library/cc771170" title="Setting Application Pool Identity"&gt;Assign WordPress to an application pool that has write permissions&lt;/a&gt; (Windows IIS systems).&lt;/li&gt;</text:p>
          </table:table-cell>
          <table:table-cell office:value-type="string">
            <text:p>&lt;li&gt; &lt;a target="_blank" href="http://technet.microsoft.com/en-us/library/cc771170" title="Setting Application Pool Identity"&gt; Назначьте WordPress пулу приложений, имеющему разрешения на запись &lt;/a&gt; (системы Windows IIS). &lt;/li&gt;</text:p>
          </table:table-cell>
          <table:table-cell/>
        </table:table-row>
        <table:table-row table:style-name="ro2">
          <table:table-cell office:value-type="string">
            <text:p>&lt;li&gt;&lt;a target="_blank" href="http://codex.wordpress.org/Changing_File_Permissions" title="Changing File Permissions"&gt;Set write permissions on the server manually&lt;/a&gt; (not recommended).&lt;/li&gt;</text:p>
          </table:table-cell>
          <table:table-cell office:value-type="string">
            <text:p>&lt;li&gt; &lt;a target="_blank" href="http://codex.wordpress.org/Changing_File_Permissions" title="Changing File Permissions"&gt; Установить разрешения на запись на сервере вручную &lt;/a&gt; (не рекомендуется). &lt; / li&gt;</text:p>
          </table:table-cell>
          <table:table-cell/>
        </table:table-row>
        <table:table-row table:style-name="ro3">
          <table:table-cell office:value-type="string">
            <text:p>&lt;li&gt;Run PHP under Apache with suEXEC (contact your web host).&lt;/li&gt;</text:p>
          </table:table-cell>
          <table:table-cell office:value-type="string">
            <text:p>&lt;li&gt; Запустите PHP под Apache с помощью suEXEC (свяжитесь с вашим веб-хостингом). &lt;/li&gt;</text:p>
          </table:table-cell>
          <table:table-cell/>
        </table:table-row>
        <table:table-row table:style-name="ro3">
          <table:table-cell office:value-type="string">
            <text:p>This Child Theme has incorrect ownership permissions. Child Theme Configurator will attempt to correct this when you click the button below.</text:p>
          </table:table-cell>
          <table:table-cell office:value-type="string">
            <text:p>Эта детская тема имеет неверные права собственности. Конфигуратор дочерней темы попытается исправить это, нажав на кнопку ниже.</text:p>
          </table:table-cell>
          <table:table-cell/>
        </table:table-row>
        <table:table-row table:style-name="ro1">
          <table:table-cell office:value-type="string">
            <text:p>Correct Child Theme Permissions</text:p>
          </table:table-cell>
          <table:table-cell office:value-type="string">
            <text:p>Правильные разрешения для детской темы</text:p>
          </table:table-cell>
          <table:table-cell/>
        </table:table-row>
        <table:table-row table:style-name="ro2">
          <table:table-cell office:value-type="string">
            <text:p>Child Theme Configurator needs to update its internal data. Please set your preferences below and click "Generate Child Theme Files" to update your configuration.</text:p>
          </table:table-cell>
          <table:table-cell office:value-type="string">
            <text:p>Конфигуратор Дочерней Темы должен обновить свои внутренние данные. Пожалуйста, настройте параметры ниже и нажмите «Создать файлы дочерней темы», чтобы обновить конфигурацию.</text:p>
          </table:table-cell>
          <table:table-cell/>
        </table:table-row>
        <table:table-row table:style-name="ro6">
          <table:table-cell office:value-type="string">
            <text:p>&lt;strong&gt;However, some styles could not be parsed due to memory limits.&lt;/strong&gt; Try deselecting "Additional Stylesheets" below and click "Generate/Rebuild Child Theme Files". %sWhy am I seeing this?%s</text:p>
          </table:table-cell>
          <table:table-cell office:value-type="string">
            <text:p>&lt;strong&gt; Однако некоторые стили не удалось проанализировать из-за ограничений памяти. &lt;/strong&gt; Попробуйте отменить выбор «Дополнительные таблицы стилей» ниже и нажать «Создать / восстановить файлы дочерних тем».  %s Почему я вижу это? %s </text:p>
          </table:table-cell>
          <table:table-cell/>
        </table:table-row>
        <table:table-row table:style-name="ro6">
          <table:table-cell office:value-type="string">
            <text:p>Child Theme Configurator did not detect any configuration data because a previously configured Child Theme has been removed. Please follow the steps for "CONFIGURE an existing Child Theme" under the "Parent/Child" Tab.</text:p>
          </table:table-cell>
          <table:table-cell office:value-type="string">
            <text:p>Конфигуратор дочерней темы не обнаружил никаких данных конфигурации, поскольку ранее настроенная дочерняя тема была удалена. Пожалуйста, следуйте инструкциям для «НАСТРОЙКИ существующей дочерней темы» на вкладке «Родительський / Дочерний».</text:p>
          </table:table-cell>
          <table:table-cell/>
        </table:table-row>
        <table:table-row table:style-name="ro6">
          <table:table-cell office:value-type="string">
            <text:p>Your stylesheet has changed since the last time you used the Configurator. Please follow the steps for "CONFIGURE an existing Child Theme" under the "Parent/Child" Tab or you will lose these changes.</text:p>
          </table:table-cell>
          <table:table-cell office:value-type="string">
            <text:p>Ваша таблица стилей изменилась с момента последнего использования Конфигуратора. Пожалуйста, следуйте инструкциям для «НАСТРОЙКИ существующей дочерней темы» на вкладке «Родительський / Дочерний», иначе вы потеряете эти изменения.</text:p>
          </table:table-cell>
          <table:table-cell/>
        </table:table-row>
        <table:table-row table:style-name="ro1">
          <table:table-cell office:value-type="string">
            <text:p>Thank you for installing Child Theme Configurator.</text:p>
          </table:table-cell>
          <table:table-cell office:value-type="string">
            <text:p>Спасибо за установку Конфигуратора детской темы.</text:p>
          </table:table-cell>
          <table:table-cell/>
        </table:table-row>
        <table:table-row table:style-name="ro3">
          <table:table-cell office:value-type="string">
            <text:p>A lot of time and testing has gone into this release but there may be edge cases. If you have any questions, please</text:p>
          </table:table-cell>
          <table:table-cell office:value-type="string">
            <text:p>В этот выпуск ушло много времени и испытаний, но могут быть и крайние случаи. Если у вас есть какие-либо вопросы, пожалуйста</text:p>
          </table:table-cell>
          <table:table-cell/>
        </table:table-row>
        <table:table-row table:style-name="ro1">
          <table:table-cell office:value-type="string">
            <text:p>Contact Us.</text:p>
          </table:table-cell>
          <table:table-cell office:value-type="string">
            <text:p>Связаться с нами.</text:p>
          </table:table-cell>
          <table:table-cell/>
        </table:table-row>
        <table:table-row table:style-name="ro3">
          <table:table-cell office:value-type="string">
            <text:p>For more information, please open the Help tab at the top right or</text:p>
          </table:table-cell>
          <table:table-cell office:value-type="string">
            <text:p>Для получения дополнительной информации, пожалуйста, откройте вкладку Справка в правом верхнем углу или</text:p>
          </table:table-cell>
          <table:table-cell/>
        </table:table-row>
        <table:table-row table:style-name="ro1">
          <table:table-cell office:value-type="string">
            <text:p>click here to view the latest videos.</text:p>
          </table:table-cell>
          <table:table-cell office:value-type="string">
            <text:p>нажмите здесь, чтобы посмотреть последние видео.</text:p>
          </table:table-cell>
          <table:table-cell/>
        </table:table-row>
        <table:table-row table:style-name="ro2">
          <table:table-cell office:value-type="string">
            <text:p>It is a good idea to save a Zip Archive of your Child Theme before using CTC for the first time. Click the "save backup" link ( see Step 2, below ) to export your themes.</text:p>
          </table:table-cell>
          <table:table-cell office:value-type="string">
            <text:p>Рекомендуется сохранить Zip-архив вашей детской темы перед первым использованием CTC. Нажмите на ссылку «сохранить резервную копию» (см. Шаг 2 ниже), чтобы экспортировать свои темы.</text:p>
          </table:table-cell>
          <table:table-cell/>
        </table:table-row>
        <table:table-row table:style-name="ro1">
          <table:table-cell office:value-type="string">
            <text:p>Select an action:</text:p>
          </table:table-cell>
          <table:table-cell office:value-type="string">
            <text:p>Выберите действие:</text:p>
          </table:table-cell>
          <table:table-cell/>
        </table:table-row>
        <table:table-row table:style-name="ro1">
          <table:table-cell office:value-type="string">
            <text:p>CREATE a new Child Theme</text:p>
          </table:table-cell>
          <table:table-cell office:value-type="string">
            <text:p>СОЗДАТЬ новую детскую тему</text:p>
          </table:table-cell>
          <table:table-cell/>
        </table:table-row>
        <table:table-row table:style-name="ro3">
          <table:table-cell office:value-type="string">
            <text:p>Install a new customizable child theme using an installed theme as a parent.</text:p>
          </table:table-cell>
          <table:table-cell office:value-type="string">
            <text:p>Установите новую настраиваемую дочернюю тему, используя установленную тему в качестве Родительской.</text:p>
          </table:table-cell>
          <table:table-cell/>
        </table:table-row>
        <table:table-row table:style-name="ro1">
          <table:table-cell office:value-type="string">
            <text:p>CONFIGURE an existing Child Theme</text:p>
          </table:table-cell>
          <table:table-cell office:value-type="string">
            <text:p>НАСТРОЙКА существующей детской темы</text:p>
          </table:table-cell>
          <table:table-cell/>
        </table:table-row>
        <table:table-row table:style-name="ro3">
          <table:table-cell office:value-type="string">
            <text:p>Set up a previously installed child theme for use with the Configurator or to modify current settings.</text:p>
          </table:table-cell>
          <table:table-cell office:value-type="string">
            <text:p>Установите ранее установленную дочернюю тему для использования с Конфигуратором или для изменения текущих настроек.</text:p>
          </table:table-cell>
          <table:table-cell/>
        </table:table-row>
        <table:table-row table:style-name="ro1">
          <table:table-cell office:value-type="string">
            <text:p>DUPLICATE an existing Child Theme</text:p>
          </table:table-cell>
          <table:table-cell office:value-type="string">
            <text:p>ДУБЛИРОВАТЬ существующую детскую тему</text:p>
          </table:table-cell>
          <table:table-cell/>
        </table:table-row>
        <table:table-row table:style-name="ro2">
          <table:table-cell office:value-type="string">
            <text:p>Make a complete copy of an existing Child Theme in a new directory, including any menus, widgets and other Customizer settings. The option to copy the Parent Theme settings (step 8, below) is disabled with this action.</text:p>
          </table:table-cell>
          <table:table-cell office:value-type="string">
            <text:p>Создайте полную копию существующей дочерней темы в новом каталоге, включая любые меню, виджеты и другие параметры настройки. С помощью этого действия опция копирования настроек Родительской темы (шаг 8, ниже) отключена.</text:p>
          </table:table-cell>
          <table:table-cell/>
        </table:table-row>
        <table:table-row table:style-name="ro3">
          <table:table-cell office:value-type="string">
            <text:p>RESET an existing Child Theme (this will destroy any work you have done in the Configurator)</text:p>
          </table:table-cell>
          <table:table-cell office:value-type="string">
            <text:p>СБРОСИТЬ существующую дочернюю тему (это уничтожит всю работу, выполненную вами в Конфигураторе)</text:p>
          </table:table-cell>
          <table:table-cell/>
        </table:table-row>
        <table:table-row table:style-name="ro2">
          <table:table-cell office:value-type="string">
            <text:p>Revert the Child theme stylesheet and functions files to their state before the initial configuration or last reset. Additional child theme files will not be removed, but you can delete them under the Files tab.</text:p>
          </table:table-cell>
          <table:table-cell office:value-type="string">
            <text:p>Верните таблицу стилей дочерней темы и файлы функций в их состояние до начальной настройки или последнего сброса. Дополнительные файлы дочерней темы не будут удалены, но вы можете удалить их на вкладке Файлы.</text:p>
          </table:table-cell>
          <table:table-cell/>
        </table:table-row>
        <table:table-row table:style-name="ro1">
          <table:table-cell office:value-type="string">
            <text:p>Select a Parent Theme:</text:p>
          </table:table-cell>
          <table:table-cell office:value-type="string">
            <text:p>Выберите Родительськийскую тему:</text:p>
          </table:table-cell>
          <table:table-cell/>
        </table:table-row>
        <table:table-row table:style-name="ro1">
          <table:table-cell office:value-type="string">
            <text:p>Click here to save a backup of the selected theme.</text:p>
          </table:table-cell>
          <table:table-cell office:value-type="string">
            <text:p>Нажмите здесь, чтобы сохранить резервную копию выбранной темы.</text:p>
          </table:table-cell>
          <table:table-cell/>
        </table:table-row>
        <table:table-row table:style-name="ro1">
          <table:table-cell office:value-type="string">
            <text:p>Analyze</text:p>
          </table:table-cell>
          <table:table-cell office:value-type="string">
            <text:p>анализировать</text:p>
          </table:table-cell>
          <table:table-cell/>
        </table:table-row>
        <table:table-row table:style-name="ro1">
          <table:table-cell office:value-type="string">
            <text:p>Analyze Parent Theme</text:p>
          </table:table-cell>
          <table:table-cell office:value-type="string">
            <text:p>Проанализируйте Родительськийскую тему</text:p>
          </table:table-cell>
          <table:table-cell/>
        </table:table-row>
        <table:table-row table:style-name="ro3">
          <table:table-cell office:value-type="string">
            <text:p>Click "Analyze" to determine stylesheet dependencies and other potential issues.</text:p>
          </table:table-cell>
          <table:table-cell office:value-type="string">
            <text:p>Нажмите «Анализ», чтобы определить зависимости таблицы стилей и другие потенциальные проблемы.</text:p>
          </table:table-cell>
          <table:table-cell/>
        </table:table-row>
        <table:table-row table:style-name="ro1">
          <table:table-cell office:value-type="string">
            <text:p>Select a Child Theme:</text:p>
          </table:table-cell>
          <table:table-cell office:value-type="string">
            <text:p>Выберите тему для ребенка:</text:p>
          </table:table-cell>
          <table:table-cell/>
        </table:table-row>
        <table:table-row table:style-name="ro1">
          <table:table-cell office:value-type="string">
            <text:p>Analyze Child Theme</text:p>
          </table:table-cell>
          <table:table-cell office:value-type="string">
            <text:p>Проанализируйте тему ребенка</text:p>
          </table:table-cell>
          <table:table-cell/>
        </table:table-row>
        <table:table-row table:style-name="ro1">
          <table:table-cell office:value-type="string">
            <text:p>Name the new theme directory:</text:p>
          </table:table-cell>
          <table:table-cell office:value-type="string">
            <text:p>Назовите новый каталог темы:</text:p>
          </table:table-cell>
          <table:table-cell/>
        </table:table-row>
        <table:table-row table:style-name="ro1">
          <table:table-cell office:value-type="string">
            <text:p>Directory Name</text:p>
          </table:table-cell>
          <table:table-cell office:value-type="string">
            <text:p>Имя каталога</text:p>
          </table:table-cell>
          <table:table-cell/>
        </table:table-row>
        <table:table-row table:style-name="ro1">
          <table:table-cell office:value-type="string">
            <text:p>NOTE:</text:p>
          </table:table-cell>
          <table:table-cell office:value-type="string">
            <text:p>НОТА:</text:p>
          </table:table-cell>
          <table:table-cell/>
        </table:table-row>
        <table:table-row table:style-name="ro3">
          <table:table-cell office:value-type="string">
            <text:p>This is NOT the name of the Child Theme. You can customize the name, description, etc. in step 7, below.</text:p>
          </table:table-cell>
          <table:table-cell office:value-type="string">
            <text:p>Это НЕ название детской темы. Вы можете настроить имя, описание и т. Д. На шаге 7 ниже.</text:p>
          </table:table-cell>
          <table:table-cell/>
        </table:table-row>
        <table:table-row table:style-name="ro1">
          <table:table-cell office:value-type="string">
            <text:p>Verify Child Theme directory:</text:p>
          </table:table-cell>
          <table:table-cell office:value-type="string">
            <text:p>Проверьте каталог детской темы:</text:p>
          </table:table-cell>
          <table:table-cell/>
        </table:table-row>
        <table:table-row table:style-name="ro3">
          <table:table-cell office:value-type="string">
            <text:p>For verification only (you cannot modify the directory of an existing Child Theme).</text:p>
          </table:table-cell>
          <table:table-cell office:value-type="string">
            <text:p>Только для проверки (вы не можете изменить каталог существующей дочерней темы).</text:p>
          </table:table-cell>
          <table:table-cell/>
        </table:table-row>
        <table:table-row table:style-name="ro1">
          <table:table-cell office:value-type="string">
            <text:p>Select where to save new styles:</text:p>
          </table:table-cell>
          <table:table-cell office:value-type="string">
            <text:p>Выберите, где сохранить новые стили:</text:p>
          </table:table-cell>
          <table:table-cell/>
        </table:table-row>
        <table:table-row table:style-name="ro1">
          <table:table-cell office:value-type="string">
            <text:p>Primary Stylesheet (style.css)</text:p>
          </table:table-cell>
          <table:table-cell office:value-type="string">
            <text:p>Основная таблица стилей (style.css)</text:p>
          </table:table-cell>
          <table:table-cell/>
        </table:table-row>
        <table:table-row table:style-name="ro2">
          <table:table-cell office:value-type="string">
            <text:p>Save new custom styles directly to the Child Theme primary stylesheet, replacing the existing values. The primary stylesheet will load in the order set by the theme.</text:p>
          </table:table-cell>
          <table:table-cell office:value-type="string">
            <text:p>Сохраните новые пользовательские стили непосредственно в основной таблице стилей дочерней темы, заменив существующие значения. Основная таблица стилей будет загружена в порядке, установленном темой.</text:p>
          </table:table-cell>
          <table:table-cell/>
        </table:table-row>
        <table:table-row table:style-name="ro1">
          <table:table-cell office:value-type="string">
            <text:p>Separate Stylesheet</text:p>
          </table:table-cell>
          <table:table-cell office:value-type="string">
            <text:p>Отдельная таблица стилей</text:p>
          </table:table-cell>
          <table:table-cell/>
        </table:table-row>
        <table:table-row table:style-name="ro4">
          <table:table-cell office:value-type="string">
            <text:p>Save new custom styles to a separate stylesheet and combine any existing child theme styles with the parent to form baseline. Select this option if you want to preserve the existing child theme styles instead of overwriting them. This option also allows you to customize stylesheets that load after the primary stylesheet.</text:p>
          </table:table-cell>
          <table:table-cell office:value-type="string">
            <text:p>Сохраните новые пользовательские стили в отдельной таблице стилей и объедините все существующие стили дочерней темы с Родительской для формирования базовой линии. Выберите эту опцию, если вы хотите сохранить существующие стили дочерних тем вместо их перезаписи. Этот параметр также позволяет настраивать таблицы стилей, которые загружаются после основной таблицы стилей.</text:p>
          </table:table-cell>
          <table:table-cell/>
        </table:table-row>
        <table:table-row table:style-name="ro1">
          <table:table-cell office:value-type="string">
            <text:p>Click to expand</text:p>
          </table:table-cell>
          <table:table-cell office:value-type="string">
            <text:p>Нажмите, чтобы развернуть</text:p>
          </table:table-cell>
          <table:table-cell/>
        </table:table-row>
        <table:table-row table:style-name="ro1">
          <table:table-cell office:value-type="string">
            <text:p>Select Parent Theme stylesheet handling:</text:p>
          </table:table-cell>
          <table:table-cell office:value-type="string">
            <text:p>Выберите обработку таблицы стилей Родительской темы:</text:p>
          </table:table-cell>
          <table:table-cell/>
        </table:table-row>
        <table:table-row table:style-name="ro1">
          <table:table-cell office:value-type="string">
            <text:p>Use the WordPress style queue.</text:p>
          </table:table-cell>
          <table:table-cell office:value-type="string">
            <text:p>Используйте очередь в стиле WordPress.</text:p>
          </table:table-cell>
          <table:table-cell/>
        </table:table-row>
        <table:table-row table:style-name="ro3">
          <table:table-cell office:value-type="string">
            <text:p>Let the Configurator determine the appropriate actions and dependencies and update the functions file automatically.</text:p>
          </table:table-cell>
          <table:table-cell office:value-type="string">
            <text:p>Пусть Конфигуратор определит соответствующие действия и зависимости и автоматически обновит файл функций.</text:p>
          </table:table-cell>
          <table:table-cell/>
        </table:table-row>
        <table:table-row table:style-name="ro1">
          <table:table-cell office:value-type="string">
            <text:p>Use &lt;code&gt;@import&lt;/code&gt; in the child theme stylesheet.</text:p>
          </table:table-cell>
          <table:table-cell office:value-type="string">
            <text:p>Используйте &lt;code&gt;@import &lt;/code&gt; в таблице стилей дочерней темы.</text:p>
          </table:table-cell>
          <table:table-cell/>
        </table:table-row>
        <table:table-row table:style-name="ro2">
          <table:table-cell office:value-type="string">
            <text:p>Only use this option if the parent stylesheet cannot be loaded using the WordPress style queue. Using &lt;code&gt;@import&lt;/code&gt; is not recommended.</text:p>
          </table:table-cell>
          <table:table-cell office:value-type="string">
            <text:p>Используйте эту опцию, только если Родительськийская таблица стилей не может быть загружена с использованием очереди стилей WordPress. Использование &lt;code&gt;@import &lt;/code&gt; не рекомендуется.</text:p>
          </table:table-cell>
          <table:table-cell/>
        </table:table-row>
        <table:table-row table:style-name="ro1">
          <table:table-cell office:value-type="string">
            <text:p>Do not add any parent stylesheet handling.</text:p>
          </table:table-cell>
          <table:table-cell office:value-type="string">
            <text:p>Не добавляйте Родительськийскую обработку таблиц стилей.</text:p>
          </table:table-cell>
          <table:table-cell/>
        </table:table-row>
        <table:table-row table:style-name="ro2">
          <table:table-cell office:value-type="string">
            <text:p>Select this option if this theme already handles the parent theme stylesheet or if the parent theme's &lt;code&gt;style.css&lt;/code&gt; file is not used for its appearance.</text:p>
          </table:table-cell>
          <table:table-cell office:value-type="string">
            <text:p>Выберите этот параметр, если эта тема уже обрабатывает таблицу стилей Родительской темы или файл &lt;code&gt;style.css &lt;/code&gt; Родительской темы не используется для ее отображения.</text:p>
          </table:table-cell>
          <table:table-cell/>
        </table:table-row>
        <table:table-row table:style-name="ro1">
          <table:table-cell office:value-type="string">
            <text:p>Advanced handling options</text:p>
          </table:table-cell>
          <table:table-cell office:value-type="string">
            <text:p>Расширенные возможности обработки</text:p>
          </table:table-cell>
          <table:table-cell/>
        </table:table-row>
        <table:table-row table:style-name="ro1">
          <table:table-cell office:value-type="string">
            <text:p>Ignore parent theme stylesheets.</text:p>
          </table:table-cell>
          <table:table-cell office:value-type="string">
            <text:p>Игнорировать таблицы стилей Родительской темы.</text:p>
          </table:table-cell>
          <table:table-cell/>
        </table:table-row>
        <table:table-row table:style-name="ro6">
          <table:table-cell office:value-type="string">
            <text:p>Do not load or parse the parent theme styles. Only use this option if the Child Theme uses a Framework like Genesis and uses &lt;em&gt;only child theme stylesheets&lt;/em&gt; for its appearance.</text:p>
          </table:table-cell>
          <table:table-cell office:value-type="string">
            <text:p>Не загружайте и не анализируйте стили Родительской темы. Используйте эту опцию, только если дочерняя тема использует Framework, такой как Genesis, и использует &lt;em&gt; только таблицы стилей дочерней темы &lt;/em&gt; для своего внешнего вида.</text:p>
          </table:table-cell>
          <table:table-cell/>
        </table:table-row>
        <table:table-row table:style-name="ro1">
          <table:table-cell office:value-type="string">
            <text:p>Repair the header template in the child theme.</text:p>
          </table:table-cell>
          <table:table-cell office:value-type="string">
            <text:p>Восстановите шаблон заголовка в дочерней теме.</text:p>
          </table:table-cell>
          <table:table-cell/>
        </table:table-row>
        <table:table-row table:style-name="ro3">
          <table:table-cell office:value-type="string">
            <text:p>Let the Configurator (try to) resolve any stylesheet issues listed above. This can fix many, but not all, common problems.</text:p>
          </table:table-cell>
          <table:table-cell office:value-type="string">
            <text:p>Позвольте Конфигуратору (попытаться) решить любые проблемы таблиц стилей, перечисленные выше. Это может исправить многие, но не все, общие проблемы.</text:p>
          </table:table-cell>
          <table:table-cell/>
        </table:table-row>
        <table:table-row table:style-name="ro1">
          <table:table-cell office:value-type="string">
            <text:p>Do not force dependency for these stylesheet handles:</text:p>
          </table:table-cell>
          <table:table-cell office:value-type="string">
            <text:p>Не форсируйте зависимость для этих дескрипторов таблицы стилей:</text:p>
          </table:table-cell>
          <table:table-cell/>
        </table:table-row>
        <table:table-row table:style-name="ro4">
          <table:table-cell office:value-type="string">
            <text:p>By default, the order of stylesheets that load prior to the primary stylesheet is preserved by treating them as dependencies. In some cases, stylesheets are detected in the preview that are not used site-wide. If necessary, dependency can be removed for specific stylesheets above.</text:p>
          </table:table-cell>
          <table:table-cell office:value-type="string">
            <text:p>По умолчанию порядок таблиц стилей, загружаемых до основной таблицы стилей, сохраняется путем их обработки в качестве зависимостей. В некоторых случаях в предварительном просмотре обнаруживаются таблицы стилей, которые не используются во всем сайте. При необходимости, зависимость может быть удалена для конкретных таблиц стилей выше.</text:p>
          </table:table-cell>
          <table:table-cell/>
        </table:table-row>
        <table:table-row table:style-name="ro1">
          <table:table-cell office:value-type="string">
            <text:p>Customize the Child Theme Name, Description, Author, Version, etc.:</text:p>
          </table:table-cell>
          <table:table-cell office:value-type="string">
            <text:p>Настройте имя, описание, автора, версию и т. Д. Темы ребенка:</text:p>
          </table:table-cell>
          <table:table-cell/>
        </table:table-row>
        <table:table-row table:style-name="ro1">
          <table:table-cell office:value-type="string">
            <text:p>Show/Hide Child Theme Attributes</text:p>
          </table:table-cell>
          <table:table-cell office:value-type="string">
            <text:p>Показать / скрыть атрибуты дочерней темы</text:p>
          </table:table-cell>
          <table:table-cell/>
        </table:table-row>
        <table:table-row table:style-name="ro1">
          <table:table-cell office:value-type="string">
            <text:p>Click to toggle form</text:p>
          </table:table-cell>
          <table:table-cell office:value-type="string">
            <text:p>Нажмите, чтобы переключить форму</text:p>
          </table:table-cell>
          <table:table-cell/>
        </table:table-row>
        <table:table-row table:style-name="ro1">
          <table:table-cell office:value-type="string">
            <text:p>Child Theme Name</text:p>
          </table:table-cell>
          <table:table-cell office:value-type="string">
            <text:p>Название детской темы</text:p>
          </table:table-cell>
          <table:table-cell/>
        </table:table-row>
        <table:table-row table:style-name="ro1">
          <table:table-cell office:value-type="string">
            <text:p>Theme Name</text:p>
          </table:table-cell>
          <table:table-cell office:value-type="string">
            <text:p>Название темы</text:p>
          </table:table-cell>
          <table:table-cell/>
        </table:table-row>
        <table:table-row table:style-name="ro1">
          <table:table-cell office:value-type="string">
            <text:p>Theme Website</text:p>
          </table:table-cell>
          <table:table-cell office:value-type="string">
            <text:p>Тематический сайт</text:p>
          </table:table-cell>
          <table:table-cell/>
        </table:table-row>
        <table:table-row table:style-name="ro1">
          <table:table-cell office:value-type="string">
            <text:p>Author</text:p>
          </table:table-cell>
          <table:table-cell office:value-type="string">
            <text:p>автор</text:p>
          </table:table-cell>
          <table:table-cell/>
        </table:table-row>
        <table:table-row table:style-name="ro1">
          <table:table-cell office:value-type="string">
            <text:p>Author Website</text:p>
          </table:table-cell>
          <table:table-cell office:value-type="string">
            <text:p>Сайт автора</text:p>
          </table:table-cell>
          <table:table-cell/>
        </table:table-row>
        <table:table-row table:style-name="ro1">
          <table:table-cell office:value-type="string">
            <text:p>Theme Description</text:p>
          </table:table-cell>
          <table:table-cell office:value-type="string">
            <text:p>Описание темы</text:p>
          </table:table-cell>
          <table:table-cell/>
        </table:table-row>
        <table:table-row table:style-name="ro1">
          <table:table-cell office:value-type="string">
            <text:p>Description</text:p>
          </table:table-cell>
          <table:table-cell office:value-type="string">
            <text:p>Описание</text:p>
          </table:table-cell>
          <table:table-cell/>
        </table:table-row>
        <table:table-row table:style-name="ro1">
          <table:table-cell office:value-type="string">
            <text:p>Theme Tags</text:p>
          </table:table-cell>
          <table:table-cell office:value-type="string">
            <text:p>Теги Темы</text:p>
          </table:table-cell>
          <table:table-cell/>
        </table:table-row>
        <table:table-row table:style-name="ro1">
          <table:table-cell office:value-type="string">
            <text:p>Tags</text:p>
          </table:table-cell>
          <table:table-cell office:value-type="string">
            <text:p>Теги</text:p>
          </table:table-cell>
          <table:table-cell/>
        </table:table-row>
        <table:table-row table:style-name="ro1">
          <table:table-cell office:value-type="string">
            <text:p>Version</text:p>
          </table:table-cell>
          <table:table-cell office:value-type="string">
            <text:p>Версия</text:p>
          </table:table-cell>
          <table:table-cell/>
        </table:table-row>
        <table:table-row table:style-name="ro3">
          <table:table-cell office:value-type="string">
            <text:p>Copy Menus, Widgets and other Customizer Settings from the Parent Theme to the Child Theme:</text:p>
          </table:table-cell>
          <table:table-cell office:value-type="string">
            <text:p>Скопируйте меню, виджеты и другие настройки настройщика из Родительской темы в дочернюю тему:</text:p>
          </table:table-cell>
          <table:table-cell/>
        </table:table-row>
        <table:table-row table:style-name="ro7">
          <table:table-cell office:value-type="string">
            <text:p>This option replaces the Child Theme's existing Menus, Widgets and other Customizer Settings with those from the Parent Theme. You should only need to use this option the first time you configure a Child Theme. &lt;strong&gt;Some themes use additional options that cannot be copied with the free verson of CTC. Click the "Upgrade" tab for more information.&lt;/strong&gt;</text:p>
          </table:table-cell>
          <table:table-cell office:value-type="string">
            <text:p>Этот параметр заменяет существующие меню, виджеты и другие настройки настройщика дочерней темы на Родительськийские темы. Вам следует использовать эту опцию только при первой настройке дочерней темы. &lt;strong&gt; В некоторых темах используются дополнительные параметры, которые нельзя скопировать с помощью бесплатной версии CTC. Нажмите на вкладку "Обновить" для получения дополнительной информации. &lt;/strong&gt;</text:p>
          </table:table-cell>
          <table:table-cell/>
        </table:table-row>
        <table:table-row table:style-name="ro1">
          <table:table-cell office:value-type="string">
            <text:p>Click to run the Configurator:</text:p>
          </table:table-cell>
          <table:table-cell office:value-type="string">
            <text:p>Нажмите, чтобы запустить Конфигуратор:</text:p>
          </table:table-cell>
          <table:table-cell/>
        </table:table-row>
        <table:table-row table:style-name="ro1">
          <table:table-cell office:value-type="string">
            <text:p>Configure Child Theme</text:p>
          </table:table-cell>
          <table:table-cell office:value-type="string">
            <text:p>Настроить дочернюю тему</text:p>
          </table:table-cell>
          <table:table-cell/>
        </table:table-row>
        <table:table-row table:style-name="ro1">
          <table:table-cell office:value-type="string">
            <text:p>Parse Plugin stylesheets:</text:p>
          </table:table-cell>
          <table:table-cell office:value-type="string">
            <text:p>Таблицы стилей Parse Plugin:</text:p>
          </table:table-cell>
          <table:table-cell/>
        </table:table-row>
        <table:table-row table:style-name="ro1">
          <table:table-cell office:value-type="string">
            <text:p>Select the plugin stylesheets you wish to customize below.</text:p>
          </table:table-cell>
          <table:table-cell office:value-type="string">
            <text:p>Выберите таблицы стилей плагина, которые вы хотите настроить ниже.</text:p>
          </table:table-cell>
          <table:table-cell/>
        </table:table-row>
        <table:table-row table:style-name="ro1">
          <table:table-cell office:value-type="string">
            <text:p>Configure Plugin Styles</text:p>
          </table:table-cell>
          <table:table-cell office:value-type="string">
            <text:p>Настроить стили плагинов</text:p>
          </table:table-cell>
          <table:table-cell/>
        </table:table-row>
        <table:table-row table:style-name="ro2">
          <table:table-cell office:value-type="string">
            <text:p>To find and edit specific selectors within @media query blocks, first choose the query, then the selector. Use the "base" query to edit all other selectors.</text:p>
          </table:table-cell>
          <table:table-cell office:value-type="string">
            <text:p>Чтобы найти и отредактировать определенные селекторы в блоках запросов @media, сначала выберите запрос, затем селектор. Используйте «базовый» запрос для редактирования всех остальных селекторов.</text:p>
          </table:table-cell>
          <table:table-cell/>
        </table:table-row>
        <table:table-row table:style-name="ro1">
          <table:table-cell table:number-columns-repeated="2" office:value-type="string">
            <text:p>@media Query</text:p>
          </table:table-cell>
          <table:table-cell/>
        </table:table-row>
        <table:table-row table:style-name="ro1">
          <table:table-cell office:value-type="string">
            <text:p>( or "base" )</text:p>
          </table:table-cell>
          <table:table-cell office:value-type="string">
            <text:p>(или «база»)</text:p>
          </table:table-cell>
          <table:table-cell/>
        </table:table-row>
        <table:table-row table:style-name="ro1">
          <table:table-cell office:value-type="string">
            <text:p>Selector</text:p>
          </table:table-cell>
          <table:table-cell office:value-type="string">
            <text:p>селектор</text:p>
          </table:table-cell>
          <table:table-cell/>
        </table:table-row>
        <table:table-row table:style-name="ro1">
          <table:table-cell office:value-type="string">
            <text:p>Sample</text:p>
          </table:table-cell>
          <table:table-cell office:value-type="string">
            <text:p>Образец</text:p>
          </table:table-cell>
          <table:table-cell/>
        </table:table-row>
        <table:table-row table:style-name="ro1">
          <table:table-cell office:value-type="string">
            <text:p>Save Child Values</text:p>
          </table:table-cell>
          <table:table-cell office:value-type="string">
            <text:p>Сохранить дочерние ценности</text:p>
          </table:table-cell>
          <table:table-cell/>
        </table:table-row>
        <table:table-row table:style-name="ro1">
          <table:table-cell office:value-type="string">
            <text:p>Delete Child Values</text:p>
          </table:table-cell>
          <table:table-cell office:value-type="string">
            <text:p>Удалить дочерние значения</text:p>
          </table:table-cell>
          <table:table-cell/>
        </table:table-row>
        <table:table-row table:style-name="ro1">
          <table:table-cell office:value-type="string">
            <text:p>Property</text:p>
          </table:table-cell>
          <table:table-cell office:value-type="string">
            <text:p>Свойство</text:p>
          </table:table-cell>
          <table:table-cell/>
        </table:table-row>
        <table:table-row table:style-name="ro1">
          <table:table-cell office:value-type="string">
            <text:p>Baseline Value</text:p>
          </table:table-cell>
          <table:table-cell office:value-type="string">
            <text:p>Базовое значение</text:p>
          </table:table-cell>
          <table:table-cell/>
        </table:table-row>
        <table:table-row table:style-name="ro1">
          <table:table-cell office:value-type="string">
            <text:p>Child Value</text:p>
          </table:table-cell>
          <table:table-cell office:value-type="string">
            <text:p>Детская ценность</text:p>
          </table:table-cell>
          <table:table-cell/>
        </table:table-row>
        <table:table-row table:style-name="ro1">
          <table:table-cell office:value-type="string">
            <text:p>New Property</text:p>
          </table:table-cell>
          <table:table-cell office:value-type="string">
            <text:p>Новая недвижимость</text:p>
          </table:table-cell>
          <table:table-cell/>
        </table:table-row>
        <table:table-row table:style-name="ro1">
          <table:table-cell office:value-type="string">
            <text:p>Order</text:p>
          </table:table-cell>
          <table:table-cell office:value-type="string">
            <text:p>порядок</text:p>
          </table:table-cell>
          <table:table-cell/>
        </table:table-row>
        <table:table-row table:style-name="ro1">
          <table:table-cell office:value-type="string">
            <text:p>Copy Selector</text:p>
          </table:table-cell>
          <table:table-cell office:value-type="string">
            <text:p>Копировать селектор</text:p>
          </table:table-cell>
          <table:table-cell/>
        </table:table-row>
        <table:table-row table:style-name="ro1">
          <table:table-cell office:value-type="string">
            <text:p>Save</text:p>
          </table:table-cell>
          <table:table-cell office:value-type="string">
            <text:p>Сохранить</text:p>
          </table:table-cell>
          <table:table-cell/>
        </table:table-row>
        <table:table-row table:style-name="ro1">
          <table:table-cell office:value-type="string">
            <text:p>Raw CSS</text:p>
          </table:table-cell>
          <table:table-cell office:value-type="string">
            <text:p>Сырой CSS</text:p>
          </table:table-cell>
          <table:table-cell/>
        </table:table-row>
        <table:table-row table:style-name="ro1">
          <table:table-cell office:value-type="string">
            <text:p>Use to enter shorthand CSS or new @media queries and selectors.</text:p>
          </table:table-cell>
          <table:table-cell office:value-type="string">
            <text:p>Используйте для ввода сокращенных CSS или новых @media запросов и селекторов.</text:p>
          </table:table-cell>
          <table:table-cell/>
        </table:table-row>
        <table:table-row table:style-name="ro3">
          <table:table-cell office:value-type="string">
            <text:p>Values entered here are merged into existing child styles or added to the child stylesheet if they do not exist in the parent.</text:p>
          </table:table-cell>
          <table:table-cell office:value-type="string">
            <text:p>Введенные здесь значения объединяются в существующие дочерние стили или добавляются в дочернюю таблицу стилей, если они не существуют в Родительськийском.</text:p>
          </table:table-cell>
          <table:table-cell/>
        </table:table-row>
        <table:table-row table:style-name="ro1">
          <table:table-cell office:value-type="string">
            <text:p>New user?</text:p>
          </table:table-cell>
          <table:table-cell office:value-type="string">
            <text:p>Новый пользователь?</text:p>
          </table:table-cell>
          <table:table-cell/>
        </table:table-row>
        <table:table-row table:style-name="ro1">
          <table:table-cell office:value-type="string">
            <text:p>Click help</text:p>
          </table:table-cell>
          <table:table-cell office:value-type="string">
            <text:p>Нажмите помощь</text:p>
          </table:table-cell>
          <table:table-cell/>
        </table:table-row>
        <table:table-row table:style-name="ro1">
          <table:table-cell office:value-type="string">
            <text:p>Get CTC Pro and other tools</text:p>
          </table:table-cell>
          <table:table-cell office:value-type="string">
            <text:p>Получить CTC Pro и другие инструменты</text:p>
          </table:table-cell>
          <table:table-cell/>
        </table:table-row>
        <table:table-row table:style-name="ro1">
          <table:table-cell office:value-type="string">
            <text:p>Lilaea Media - Responsive Tools for a Mobile World</text:p>
          </table:table-cell>
          <table:table-cell office:value-type="string">
            <text:p>Lilaea Media - гибкие инструменты для мобильного мира</text:p>
          </table:table-cell>
          <table:table-cell/>
        </table:table-row>
        <table:table-row table:style-name="ro6">
          <table:table-cell office:value-type="string">
            <text:p>To find and edit selectors containing specific values for a given property, first choose the property (e.g., "color"), then click "Selectors" for any resulting value. A dialog panel will open with the corresponding selectors, grouped by media query.</text:p>
          </table:table-cell>
          <table:table-cell office:value-type="string">
            <text:p>Чтобы найти и отредактировать селекторы, содержащие конкретные значения для данного свойства, сначала выберите свойство (например, «цвет»), затем нажмите «Селекторы» для любого полученного значения. Откроется диалоговая панель с соответствующими селекторами, сгруппированными по медиа-запросу.</text:p>
          </table:table-cell>
          <table:table-cell/>
        </table:table-row>
        <table:table-row table:style-name="ro1">
          <table:table-cell office:value-type="string">
            <text:p>Value</text:p>
          </table:table-cell>
          <table:table-cell office:value-type="string">
            <text:p>Ценность</text:p>
          </table:table-cell>
          <table:table-cell/>
        </table:table-row>
        <table:table-row table:style-name="ro1">
          <table:table-cell office:value-type="string">
            <text:p>CTC encountered an error:</text:p>
          </table:table-cell>
          <table:table-cell office:value-type="string">
            <text:p>CTC обнаружил ошибку:</text:p>
          </table:table-cell>
          <table:table-cell/>
        </table:table-row>
        <table:table-row table:style-name="ro3">
          <table:table-cell office:value-type="string">
            <text:p>Child Theme &lt;strong&gt;%s&lt;/strong&gt; has been reset. Please configure it using the settings below.</text:p>
          </table:table-cell>
          <table:table-cell office:value-type="string">
            <text:p>Дочерняя тема &lt;strong&gt; %s <text:s/>&lt;/strong&gt; была сброшена. Пожалуйста, настройте его, используя настройки ниже.</text:p>
          </table:table-cell>
          <table:table-cell/>
        </table:table-row>
        <table:table-row table:style-name="ro1">
          <table:table-cell office:value-type="string">
            <text:p>Update Key saved successfully.</text:p>
          </table:table-cell>
          <table:table-cell office:value-type="string">
            <text:p>Ключ обновления успешно сохранен.</text:p>
          </table:table-cell>
          <table:table-cell/>
        </table:table-row>
        <table:table-row table:style-name="ro1">
          <table:table-cell office:value-type="string">
            <text:p>Child Theme files modified successfully.</text:p>
          </table:table-cell>
          <table:table-cell office:value-type="string">
            <text:p>Файлы дочерней темы успешно изменены.</text:p>
          </table:table-cell>
          <table:table-cell/>
        </table:table-row>
        <table:table-row table:style-name="ro1">
          <table:table-cell office:value-type="string">
            <text:p>Child Theme &lt;strong&gt;%s&lt;/strong&gt; has been generated successfully.</text:p>
          </table:table-cell>
          <table:table-cell office:value-type="string">
            <text:p>Дочерняя тема &lt;strong&gt; %s <text:s/>&lt;/strong&gt; создана успешно.</text:p>
          </table:table-cell>
          <table:table-cell/>
        </table:table-row>
        <table:table-row table:style-name="ro1">
          <table:table-cell office:value-type="string">
            <text:p>IMPORTANT:</text:p>
          </table:table-cell>
          <table:table-cell office:value-type="string">
            <text:p>ВАЖНЫЙ:</text:p>
          </table:table-cell>
          <table:table-cell/>
        </table:table-row>
        <table:table-row table:style-name="ro1">
          <table:table-cell office:value-type="string">
            <text:p>You must %sNetwork enable%s your child theme.</text:p>
          </table:table-cell>
          <table:table-cell office:value-type="string">
            <text:p>Вы должны %s Network включить %s <text:s/>вашей дочерней темы.</text:p>
          </table:table-cell>
          <table:table-cell/>
        </table:table-row>
        <table:table-row table:style-name="ro1">
          <table:table-cell office:value-type="string">
            <text:p>Go to Themes</text:p>
          </table:table-cell>
          <table:table-cell office:value-type="string">
            <text:p>Перейти к темам</text:p>
          </table:table-cell>
          <table:table-cell/>
        </table:table-row>
        <table:table-row table:style-name="ro1">
          <table:table-cell office:value-type="string">
            <text:p>%sPreview your child theme%s before activating.</text:p>
          </table:table-cell>
          <table:table-cell office:value-type="string">
            <text:p><text:s/>%s Просмотрите свою дочернюю тему %s <text:s/>перед активацией.</text:p>
          </table:table-cell>
          <table:table-cell/>
        </table:table-row>
        <table:table-row table:style-name="ro1">
          <table:table-cell office:value-type="string">
            <text:p>Live Preview</text:p>
          </table:table-cell>
          <table:table-cell office:value-type="string">
            <text:p>Предварительный просмотр</text:p>
          </table:table-cell>
          <table:table-cell/>
        </table:table-row>
        <table:table-row table:style-name="ro1">
          <table:table-cell office:value-type="string">
            <text:p>Parent/ Child</text:p>
          </table:table-cell>
          <table:table-cell office:value-type="string">
            <text:p>Родительський / Дочерний</text:p>
          </table:table-cell>
          <table:table-cell/>
        </table:table-row>
        <table:table-row table:style-name="ro1">
          <table:table-cell office:value-type="string">
            <text:p>Query/ Selector</text:p>
          </table:table-cell>
          <table:table-cell office:value-type="string">
            <text:p>Запрос / Селектор</text:p>
          </table:table-cell>
          <table:table-cell/>
        </table:table-row>
        <table:table-row table:style-name="ro1">
          <table:table-cell office:value-type="string">
            <text:p>Property/ Value</text:p>
          </table:table-cell>
          <table:table-cell office:value-type="string">
            <text:p>Стоимость имущества</text:p>
          </table:table-cell>
          <table:table-cell/>
        </table:table-row>
        <table:table-row table:style-name="ro1">
          <table:table-cell office:value-type="string">
            <text:p>Web Fonts &amp; CSS</text:p>
          </table:table-cell>
          <table:table-cell office:value-type="string">
            <text:p>Веб-шрифты и CSS</text:p>
          </table:table-cell>
          <table:table-cell/>
        </table:table-row>
        <table:table-row table:style-name="ro1">
          <table:table-cell office:value-type="string">
            <text:p>Baseline Styles</text:p>
          </table:table-cell>
          <table:table-cell office:value-type="string">
            <text:p>Базовые стили</text:p>
          </table:table-cell>
          <table:table-cell/>
        </table:table-row>
        <table:table-row table:style-name="ro1">
          <table:table-cell office:value-type="string">
            <text:p>Child Styles</text:p>
          </table:table-cell>
          <table:table-cell office:value-type="string">
            <text:p>Детские стили</text:p>
          </table:table-cell>
          <table:table-cell/>
        </table:table-row>
        <table:table-row table:style-name="ro1">
          <table:table-cell office:value-type="string">
            <text:p>Files</text:p>
          </table:table-cell>
          <table:table-cell office:value-type="string">
            <text:p>Файлы</text:p>
          </table:table-cell>
          <table:table-cell/>
        </table:table-row>
        <table:table-row table:style-name="ro1">
          <table:table-cell office:value-type="string">
            <text:p>Version:</text:p>
          </table:table-cell>
          <table:table-cell office:value-type="string">
            <text:p>Версия:</text:p>
          </table:table-cell>
          <table:table-cell/>
        </table:table-row>
        <table:table-row table:style-name="ro1">
          <table:table-cell office:value-type="string">
            <text:p>By:</text:p>
          </table:table-cell>
          <table:table-cell office:value-type="string">
            <text:p>По:</text:p>
          </table:table-cell>
          <table:table-cell/>
        </table:table-row>
        <table:table-row table:style-name="ro1">
          <table:table-cell office:value-type="string">
            <text:p>Preview</text:p>
          </table:table-cell>
          <table:table-cell office:value-type="string">
            <text:p>предварительный просмотр</text:p>
          </table:table-cell>
          <table:table-cell/>
        </table:table-row>
        <table:table-row table:style-name="ro1">
          <table:table-cell office:value-type="string">
            <text:p>in default Site</text:p>
          </table:table-cell>
          <table:table-cell office:value-type="string">
            <text:p>на сайте по умолчанию</text:p>
          </table:table-cell>
          <table:table-cell/>
        </table:table-row>
        <table:table-row table:style-name="ro1">
          <table:table-cell office:value-type="string">
            <text:p>Not Network Enabled</text:p>
          </table:table-cell>
          <table:table-cell office:value-type="string">
            <text:p>Не сеть включена</text:p>
          </table:table-cell>
          <table:table-cell/>
        </table:table-row>
        <table:table-row table:style-name="ro1">
          <table:table-cell office:value-type="string">
            <text:p>Additional Linked Stylesheets</text:p>
          </table:table-cell>
          <table:table-cell office:value-type="string">
            <text:p>Дополнительные связанные таблицы стилей</text:p>
          </table:table-cell>
          <table:table-cell/>
        </table:table-row>
        <table:table-row table:style-name="ro6">
          <table:table-cell office:value-type="string">
            <text:p>Use &lt;code&gt;@import url( [path] );&lt;/code&gt; to link additional stylesheets. Child Theme Configurator uses the &lt;code&gt;@import&lt;/code&gt; keyword to identify them and convert them to &lt;code&gt;&amp;lt;link&amp;gt;&lt;/code&gt; tags. &lt;strong&gt;Example:&lt;/strong&gt;</text:p>
          </table:table-cell>
          <table:table-cell office:value-type="string">
            <text:p>Используйте &lt;code&gt;@import <text:s/>url( [path] );&lt;/code&gt;, чтобы связать дополнительные таблицы стилей. Конфигуратор дочерней темы использует ключевое слово &lt;code&gt;@import &lt;/code&gt; для их идентификации и преобразования в теги &lt;code&gt;&amp; lt; link &amp; gt; &lt;/code&gt;. &lt;strong&gt; Пример: &lt;/strong&gt;</text:p>
          </table:table-cell>
          <table:table-cell/>
        </table:table-row>
        <table:table-row table:style-name="ro1">
          <table:table-cell office:value-type="string">
            <text:p>Local Font Files</text:p>
          </table:table-cell>
          <table:table-cell office:value-type="string">
            <text:p>Локальные файлы шрифтов</text:p>
          </table:table-cell>
          <table:table-cell/>
        </table:table-row>
        <table:table-row table:style-name="ro2">
          <table:table-cell office:value-type="string">
            <text:p>Use a relative path to link to webfont kit stylesheets you have uploaded to your Child Theme. &lt;strong&gt;Example:&lt;/strong&gt;</text:p>
          </table:table-cell>
          <table:table-cell office:value-type="string">
            <text:p>Используйте относительный путь для ссылки на таблицы стилей набора веб-шрифтов, которые вы загрузили в свою дочернюю тему. &lt;strong&gt; Пример: &lt;/strong&gt;</text:p>
          </table:table-cell>
          <table:table-cell/>
        </table:table-row>
        <table:table-row table:style-name="ro1">
          <table:table-cell office:value-type="string">
            <text:p>Export Child Theme</text:p>
          </table:table-cell>
          <table:table-cell office:value-type="string">
            <text:p>Экспорт детской темы</text:p>
          </table:table-cell>
          <table:table-cell/>
        </table:table-row>
        <table:table-row table:style-name="ro1">
          <table:table-cell table:number-columns-repeated="2" office:value-type="string">
            <text:p>http://www.childthemeconfigurator.com</text:p>
          </table:table-cell>
          <table:table-cell/>
        </table:table-row>
        <table:table-row table:style-name="ro1">
          <table:table-cell table:style-name="ce3" table:number-columns-spanned="2" table:number-rows-spanned="1"/>
          <table:covered-table-cell table:style-name="ce3"/>
          <table:table-cell table:style-name="ce3" table:number-columns-spanned="2" table:number-rows-spanned="1"/>
          <table:covered-table-cell/>
        </table:table-row>
        <table:table-row table:style-name="ro3">
          <table:table-cell office:value-type="string">
            <text:p>When using the Customizer is not enough - Create child themes and customize styles, templates, functions and more.</text:p>
          </table:table-cell>
          <table:table-cell office:value-type="string">
            <text:p>При использовании Customizer недостаточно - создавать дочерние темы и настраивать стили, шаблоны, функции и многое другое.</text:p>
          </table:table-cell>
          <table:table-cell/>
        </table:table-row>
        <table:table-row table:style-name="ro1">
          <table:table-cell table:style-name="ce3" table:number-columns-spanned="2" table:number-rows-spanned="1"/>
          <table:covered-table-cell table:style-name="ce3"/>
          <table:table-cell table:style-name="ce3" table:number-columns-spanned="2" table:number-rows-spanned="1"/>
          <table:covered-table-cell/>
        </table:table-row>
        <table:table-row table:style-name="ro1">
          <table:table-cell table:number-columns-repeated="2" office:value-type="string">
            <text:p>Lilaea Media</text:p>
          </table:table-cell>
          <table:table-cell/>
        </table:table-row>
        <table:table-row table:style-name="ro1">
          <table:table-cell table:style-name="ce3" table:number-columns-spanned="2" table:number-rows-spanned="1"/>
          <table:covered-table-cell table:style-name="ce3"/>
          <table:table-cell table:style-name="ce3" table:number-columns-spanned="2" table:number-rows-spanned="1"/>
          <table:covered-table-cell/>
        </table:table-row>
        <table:table-row table:style-name="ro1">
          <table:table-cell table:number-columns-repeated="2" office:value-type="string">
            <text:p>http://www.lilaeamedia.com</text:p>
          </table:table-cell>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currency-style style:name="N118P0" style:volatile="true">
      <number:currency-symbol>$</number:currency-symbol>
      <number:number number:decimal-places="2" number:min-integer-digits="1" number:grouping="true"/>
    </number:currency-style>
    <number:currency-style style:name="N118">
      <style:text-properties fo:color="#ff0000"/>
      <number:text>-</number:text>
      <number:currency-symbol>$</number:currency-symbol>
      <number:number number:decimal-places="2" number:min-integer-digits="1" number:grouping="true"/>
      <style:map style:condition="value()&gt;=0" style:apply-style-name="N11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07">12/07/2019</text:date>, <text:time>16:28: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1M24S</meta:editing-duration>
    <meta:editing-cycles>3</meta:editing-cycles>
    <meta:generator>OpenOffice/4.1.6$Win32 OpenOffice.org_project/416m1$Build-9790</meta:generator>
    <dc:date>2019-12-07T16:28:33.78</dc:date>
    <dc:creator>Yurii z</dc:creator>
    <meta:document-statistic meta:table-count="3" meta:cell-count="613" meta:object-count="0"/>
    <meta:user-defined meta:name="Info 1"/>
    <meta:user-defined meta:name="Info 2"/>
    <meta:user-defined meta:name="Info 3"/>
    <meta:user-defined meta:name="Info 4"/>
  </office:meta>
</office:document-meta>
</file>